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fo:font-weight="normal" officeooo:rsid="001f1bd7" officeooo:paragraph-rsid="001f1bd7" style:font-size-asian="10.5pt" style:font-weight-asian="normal" style:font-size-complex="12pt" style:font-weight-complex="normal"/>
    </style:style>
    <style:style style:name="P2" style:family="paragraph" style:parent-style-name="Standard">
      <style:text-properties fo:font-size="12pt" fo:language="ca" fo:country="ES" fo:font-weight="normal" officeooo:rsid="00233a65" officeooo:paragraph-rsid="00233a65" style:font-size-asian="10.5pt" style:font-weight-asian="normal" style:font-size-complex="12pt" style:font-weight-complex="normal"/>
    </style:style>
    <style:style style:name="P3" style:family="paragraph" style:parent-style-name="Standard">
      <style:text-properties fo:font-size="12pt" fo:language="ca" fo:country="ES" fo:font-weight="normal" officeooo:rsid="002504da" officeooo:paragraph-rsid="002504da" style:font-size-asian="10.5pt" style:font-weight-asian="normal" style:font-size-complex="12pt" style:font-weight-complex="normal"/>
    </style:style>
    <style:style style:name="P4" style:family="paragraph" style:parent-style-name="Standard">
      <style:text-properties fo:font-size="12pt" fo:language="ca" fo:country="ES" fo:font-weight="normal" officeooo:rsid="00296af8" officeooo:paragraph-rsid="00296af8" style:font-size-asian="10.5pt" style:font-weight-asian="normal" style:font-size-complex="12pt" style:font-weight-complex="normal"/>
    </style:style>
    <style:style style:name="P5" style:family="paragraph" style:parent-style-name="Standard">
      <style:text-properties fo:font-size="12pt" fo:language="ca" fo:country="ES" fo:font-weight="normal" officeooo:rsid="002d7b44" officeooo:paragraph-rsid="002d7b44" style:font-size-asian="10.5pt" style:font-weight-asian="normal" style:font-size-complex="12pt" style:font-weight-complex="normal"/>
    </style:style>
    <style:style style:name="P6" style:family="paragraph" style:parent-style-name="Standard">
      <style:text-properties fo:font-size="12pt" fo:language="ca" fo:country="ES" fo:font-weight="normal" officeooo:rsid="002dc7cf" officeooo:paragraph-rsid="002dc7cf" style:font-size-asian="10.5pt" style:font-weight-asian="normal" style:font-size-complex="12pt" style:font-weight-complex="normal"/>
    </style:style>
    <style:style style:name="P7" style:family="paragraph" style:parent-style-name="Standard">
      <style:text-properties fo:font-size="12pt" fo:language="ca" fo:country="ES" fo:font-weight="normal" officeooo:rsid="00354c96" officeooo:paragraph-rsid="00354c96" style:font-size-asian="10.5pt" style:font-weight-asian="normal" style:font-size-complex="12pt" style:font-weight-complex="normal"/>
    </style:style>
    <style:style style:name="P8" style:family="paragraph" style:parent-style-name="Standard">
      <style:text-properties fo:font-size="12pt" fo:language="ca" fo:country="ES" fo:font-weight="normal" officeooo:rsid="003d7910" officeooo:paragraph-rsid="003d7910" style:font-size-asian="10.5pt" style:font-weight-asian="normal" style:font-size-complex="12pt" style:font-weight-complex="normal"/>
    </style:style>
    <style:style style:name="P9"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10" style:family="paragraph" style:parent-style-name="Standard">
      <style:text-properties fo:font-size="12pt" fo:language="ca" fo:country="ES" fo:font-weight="normal" officeooo:rsid="00461874" officeooo:paragraph-rsid="00461874" style:font-size-asian="10.5pt" style:font-weight-asian="normal" style:font-size-complex="12pt" style:font-weight-complex="normal"/>
    </style:style>
    <style:style style:name="P11" style:family="paragraph" style:parent-style-name="Standard">
      <style:text-properties fo:font-size="12pt" fo:language="es" fo:country="ES" fo:font-weight="normal" officeooo:rsid="001d94ca" officeooo:paragraph-rsid="001fcddf" style:font-size-asian="10.5pt" style:font-weight-asian="normal" style:font-size-complex="12pt" style:font-weight-complex="normal"/>
    </style:style>
    <style:style style:name="P12" style:family="paragraph" style:parent-style-name="Standard">
      <style:text-properties fo:font-size="12pt" fo:language="es" fo:country="ES" fo:font-weight="normal" officeooo:rsid="001d94ca" officeooo:paragraph-rsid="001d94ca" style:font-size-asian="10.5pt" style:font-weight-asian="normal" style:font-size-complex="12pt" style:font-weight-complex="normal"/>
    </style:style>
    <style:style style:name="P13" style:family="paragraph" style:parent-style-name="Standard">
      <style:text-properties fo:font-size="12pt" fo:language="es" fo:country="ES" fo:font-weight="normal" officeooo:rsid="001f1bd7" officeooo:paragraph-rsid="001f1bd7" style:font-size-asian="10.5pt" style:font-weight-asian="normal" style:font-size-complex="12pt" style:font-weight-complex="normal"/>
    </style:style>
    <style:style style:name="P14" style:family="paragraph" style:parent-style-name="Standard">
      <style:text-properties fo:font-size="12pt" fo:language="es" fo:country="ES" fo:font-weight="normal" officeooo:rsid="001c481d" officeooo:paragraph-rsid="001c481d" style:font-size-asian="10.5pt" style:font-weight-asian="normal" style:font-size-complex="12pt" style:font-weight-complex="normal"/>
    </style:style>
    <style:style style:name="P15" style:family="paragraph" style:parent-style-name="Standard">
      <style:text-properties fo:font-size="12pt" fo:language="es" fo:country="ES" fo:font-weight="normal" officeooo:rsid="001c481d" officeooo:paragraph-rsid="001f1bd7" style:font-size-asian="10.5pt" style:font-weight-asian="normal" style:font-size-complex="12pt" style:font-weight-complex="normal"/>
    </style:style>
    <style:style style:name="P16" style:family="paragraph" style:parent-style-name="Standard">
      <style:text-properties fo:font-size="12pt" fo:language="es" fo:country="ES" fo:font-weight="normal" officeooo:rsid="001fcddf" officeooo:paragraph-rsid="001fcddf" style:font-size-asian="10.5pt" style:font-weight-asian="normal" style:font-size-complex="12pt" style:font-weight-complex="normal"/>
    </style:style>
    <style:style style:name="P17" style:family="paragraph" style:parent-style-name="Standard">
      <style:text-properties fo:font-size="12pt" fo:language="es" fo:country="ES" fo:font-weight="normal" officeooo:rsid="0022e2c8" officeooo:paragraph-rsid="0022e2c8" style:font-size-asian="10.5pt" style:font-weight-asian="normal" style:font-size-complex="12pt" style:font-weight-complex="normal"/>
    </style:style>
    <style:style style:name="P18" style:family="paragraph" style:parent-style-name="Standard">
      <style:text-properties fo:font-size="12pt" fo:language="es" fo:country="ES" fo:font-weight="normal" officeooo:rsid="00296af8" officeooo:paragraph-rsid="00296af8" style:font-size-asian="10.5pt" style:font-weight-asian="normal" style:font-size-complex="12pt" style:font-weight-complex="normal"/>
    </style:style>
    <style:style style:name="P19" style:family="paragraph" style:parent-style-name="Standard">
      <style:text-properties fo:font-size="12pt" fo:language="es" fo:country="ES" fo:font-weight="normal" officeooo:rsid="002d7b44" officeooo:paragraph-rsid="002d7b44" style:font-size-asian="10.5pt" style:font-weight-asian="normal" style:font-size-complex="12pt" style:font-weight-complex="normal"/>
    </style:style>
    <style:style style:name="P20" style:family="paragraph" style:parent-style-name="Standard">
      <style:text-properties fo:font-size="12pt" fo:language="es" fo:country="ES" fo:font-weight="normal" officeooo:rsid="00354c96" officeooo:paragraph-rsid="00354c96" style:font-size-asian="10.5pt" style:font-weight-asian="normal" style:font-size-complex="12pt" style:font-weight-complex="normal"/>
    </style:style>
    <style:style style:name="P21" style:family="paragraph" style:parent-style-name="Standard">
      <style:text-properties fo:font-size="12pt" fo:language="es" fo:country="ES" fo:font-weight="normal" officeooo:rsid="00356089" officeooo:paragraph-rsid="00356089" style:font-size-asian="10.5pt" style:font-weight-asian="normal" style:font-size-complex="12pt" style:font-weight-complex="normal"/>
    </style:style>
    <style:style style:name="P22" style:family="paragraph" style:parent-style-name="Standard">
      <style:text-properties fo:font-size="12pt" fo:language="es" fo:country="ES" fo:font-weight="normal" officeooo:rsid="0036c7c9" officeooo:paragraph-rsid="0036c7c9" style:font-size-asian="10.5pt" style:font-weight-asian="normal" style:font-size-complex="12pt" style:font-weight-complex="normal"/>
    </style:style>
    <style:style style:name="P23" style:family="paragraph" style:parent-style-name="Standard">
      <style:text-properties fo:font-size="12pt" fo:language="es" fo:country="ES" fo:font-weight="normal" officeooo:rsid="003b41ec" officeooo:paragraph-rsid="003b41ec" style:font-size-asian="10.5pt" style:font-weight-asian="normal" style:font-size-complex="12pt" style:font-weight-complex="normal"/>
    </style:style>
    <style:style style:name="P24" style:family="paragraph" style:parent-style-name="Standard">
      <style:text-properties fo:font-size="12pt" fo:language="es" fo:country="ES" fo:font-weight="normal" officeooo:rsid="003d3295" officeooo:paragraph-rsid="003d3295" style:font-size-asian="10.5pt" style:font-weight-asian="normal" style:font-size-complex="12pt" style:font-weight-complex="normal"/>
    </style:style>
    <style:style style:name="P25" style:family="paragraph" style:parent-style-name="Standard">
      <style:text-properties fo:font-size="12pt" fo:language="es" fo:country="ES" fo:font-weight="normal" officeooo:rsid="004021e6" officeooo:paragraph-rsid="004021e6" style:font-size-asian="10.5pt" style:font-weight-asian="normal" style:font-size-complex="12pt" style:font-weight-complex="normal"/>
    </style:style>
    <style:style style:name="P26" style:family="paragraph" style:parent-style-name="Standard">
      <style:text-properties fo:font-size="12pt" fo:language="es" fo:country="ES" fo:font-weight="normal" officeooo:rsid="00233a65" officeooo:paragraph-rsid="00233a65" style:font-size-asian="10.5pt" style:font-weight-asian="normal" style:font-size-complex="12pt" style:font-weight-complex="normal"/>
    </style:style>
    <style:style style:name="P27" style:family="paragraph" style:parent-style-name="Standard">
      <style:text-properties fo:font-size="12pt" fo:language="es" fo:country="ES" fo:font-weight="normal" officeooo:rsid="002504da" officeooo:paragraph-rsid="002504da" style:font-size-asian="10.5pt" style:font-weight-asian="normal" style:font-size-complex="12pt" style:font-weight-complex="normal"/>
    </style:style>
    <style:style style:name="P28" style:family="paragraph" style:parent-style-name="Standard">
      <style:text-properties fo:font-size="12pt" fo:language="es" fo:country="ES" fo:font-weight="normal" officeooo:rsid="002dc7cf" officeooo:paragraph-rsid="002dc7cf" style:font-size-asian="10.5pt" style:font-weight-asian="normal" style:font-size-complex="12pt" style:font-weight-complex="normal"/>
    </style:style>
    <style:style style:name="P29" style:family="paragraph" style:parent-style-name="Standard">
      <style:text-properties fo:font-size="12pt" fo:language="es" fo:country="ES" fo:font-weight="normal" officeooo:rsid="00499928" officeooo:paragraph-rsid="00499928" style:font-size-asian="10.5pt" style:font-weight-asian="normal" style:font-size-complex="12pt" style:font-weight-complex="normal"/>
    </style:style>
    <style:style style:name="P30" style:family="paragraph" style:parent-style-name="Standard">
      <style:text-properties fo:font-size="12pt" fo:language="es" fo:country="ES" fo:font-weight="normal" officeooo:rsid="0055de31" officeooo:paragraph-rsid="0055de31" style:font-size-asian="10.5pt" style:font-weight-asian="normal" style:font-size-complex="12pt" style:font-weight-complex="normal"/>
    </style:style>
    <style:style style:name="P31" style:family="paragraph" style:parent-style-name="Standard">
      <style:text-properties fo:font-size="12pt" fo:language="es" fo:country="ES" fo:font-weight="normal" officeooo:rsid="00588243" officeooo:paragraph-rsid="00588243" style:font-size-asian="10.5pt" style:font-weight-asian="normal" style:font-size-complex="12pt" style:font-weight-complex="normal"/>
    </style:style>
    <style:style style:name="P32" style:family="paragraph" style:parent-style-name="Standard">
      <style:text-properties fo:font-size="12pt" fo:language="es" fo:country="ES" fo:font-weight="normal" officeooo:rsid="0027bf3d" officeooo:paragraph-rsid="0027bf3d" style:font-size-asian="12pt" style:font-weight-asian="normal" style:font-size-complex="12pt" style:font-weight-complex="normal"/>
    </style:style>
    <style:style style:name="P33"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34" style:family="paragraph" style:parent-style-name="Standard">
      <style:text-properties fo:font-size="12pt" fo:language="es" fo:country="ES" fo:font-weight="normal" officeooo:rsid="0047d3bd" officeooo:paragraph-rsid="0047d3bd" style:font-size-asian="12pt" style:font-weight-asian="normal" style:font-size-complex="12pt" style:font-weight-complex="normal"/>
    </style:style>
    <style:style style:name="P35" style:family="paragraph" style:parent-style-name="Standard">
      <style:text-properties fo:font-size="12pt" fo:language="es" fo:country="ES" fo:font-weight="normal" officeooo:rsid="00482e4c" officeooo:paragraph-rsid="0047d3bd" style:font-size-asian="12pt" style:font-weight-asian="normal" style:font-size-complex="12pt" style:font-weight-complex="normal"/>
    </style:style>
    <style:style style:name="P36"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37"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38" style:family="paragraph" style:parent-style-name="Standard">
      <style:text-properties fo:font-size="12pt" fo:language="es" fo:country="ES" fo:font-weight="bold" officeooo:rsid="00296af8" officeooo:paragraph-rsid="00296af8" style:font-size-asian="10.5pt" style:font-weight-asian="bold" style:font-size-complex="12pt" style:font-weight-complex="bold"/>
    </style:style>
    <style:style style:name="P39" style:family="paragraph" style:parent-style-name="Standard">
      <style:text-properties fo:font-size="12pt" fo:language="es" fo:country="ES" fo:font-weight="bold" officeooo:rsid="003d3295" officeooo:paragraph-rsid="003d3295" style:font-size-asian="10.5pt" style:font-weight-asian="bold" style:font-size-complex="12pt" style:font-weight-complex="bold"/>
    </style:style>
    <style:style style:name="P40"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41" style:family="paragraph" style:parent-style-name="Standard">
      <style:text-properties fo:font-size="12pt" fo:language="es" fo:country="ES" fo:font-weight="bold" officeooo:rsid="00499928" officeooo:paragraph-rsid="00499928" style:font-size-asian="12pt" style:font-weight-asian="bold" style:font-size-complex="12pt" style:font-weight-complex="bold"/>
    </style:style>
    <style:style style:name="P42" style:family="paragraph" style:parent-style-name="Standard">
      <style:text-properties fo:font-size="14pt" fo:language="ca" fo:country="ES" fo:font-weight="normal" officeooo:rsid="00441151" officeooo:paragraph-rsid="00441151" style:font-size-asian="12.25pt" style:font-weight-asian="normal" style:font-size-complex="14pt" style:font-weight-complex="normal"/>
    </style:style>
    <style:style style:name="P43" style:family="paragraph" style:parent-style-name="Standard">
      <style:text-properties fo:font-size="14pt" fo:language="ca" fo:country="ES" fo:font-weight="normal" officeooo:rsid="0027bf3d" officeooo:paragraph-rsid="0027bf3d" style:font-size-asian="12.25pt" style:font-weight-asian="normal" style:font-size-complex="14pt" style:font-weight-complex="normal"/>
    </style:style>
    <style:style style:name="P44" style:family="paragraph" style:parent-style-name="Standard">
      <style:text-properties fo:font-size="14pt" fo:language="ca" fo:country="ES" fo:font-weight="bold" officeooo:rsid="003e26de" officeooo:paragraph-rsid="003e26de" style:font-size-asian="12.25pt" style:font-weight-asian="bold" style:font-size-complex="14pt" style:font-weight-complex="bold"/>
    </style:style>
    <style:style style:name="P45" style:family="paragraph" style:parent-style-name="Standard">
      <style:text-properties fo:font-size="14pt" fo:language="es" fo:country="ES" fo:font-weight="normal" officeooo:rsid="0025caac" officeooo:paragraph-rsid="0025caac" style:font-size-asian="12.25pt" style:font-weight-asian="normal" style:font-size-complex="14pt" style:font-weight-complex="normal"/>
    </style:style>
    <style:style style:name="P46" style:family="paragraph" style:parent-style-name="Standard">
      <style:text-properties fo:font-size="14pt" fo:language="es" fo:country="ES" fo:font-weight="bold" officeooo:rsid="0039797a" officeooo:paragraph-rsid="003b41ec" style:font-size-asian="12.25pt" style:font-weight-asian="bold" style:font-size-complex="14pt" style:font-weight-complex="bold"/>
    </style:style>
    <style:style style:name="P47" style:family="paragraph" style:parent-style-name="Standard">
      <style:text-properties fo:font-size="14pt" fo:language="es" fo:country="ES" fo:font-weight="bold" officeooo:rsid="003b41ec" officeooo:paragraph-rsid="003b41ec" style:font-size-asian="12.25pt" style:font-weight-asian="bold" style:font-size-complex="14pt" style:font-weight-complex="bold"/>
    </style:style>
    <style:style style:name="P48" style:family="paragraph" style:parent-style-name="Standard">
      <style:text-properties fo:font-size="14pt" fo:language="es" fo:country="ES" fo:font-weight="bold" officeooo:rsid="003d3295" officeooo:paragraph-rsid="003d3295" style:font-size-asian="12.25pt" style:font-weight-asian="bold" style:font-size-complex="14pt" style:font-weight-complex="bold"/>
    </style:style>
    <style:style style:name="P49" style:family="paragraph" style:parent-style-name="Standard">
      <style:text-properties fo:font-size="14pt" fo:language="es" fo:country="ES" fo:font-weight="bold" officeooo:rsid="003d7910" officeooo:paragraph-rsid="003d7910" style:font-size-asian="12.25pt" style:font-weight-asian="bold" style:font-size-complex="14pt" style:font-weight-complex="bold"/>
    </style:style>
    <style:style style:name="P50" style:family="paragraph" style:parent-style-name="Standard">
      <style:text-properties fo:font-size="14pt" fo:language="es" fo:country="ES" fo:font-weight="bold" officeooo:rsid="003e26de" officeooo:paragraph-rsid="003e26de" style:font-size-asian="12.25pt" style:font-weight-asian="bold" style:font-size-complex="14pt" style:font-weight-complex="bold"/>
    </style:style>
    <style:style style:name="P51" style:family="paragraph" style:parent-style-name="Standard">
      <style:text-properties fo:font-size="14pt" fo:language="es" fo:country="ES" fo:font-weight="bold" officeooo:rsid="004021e6" officeooo:paragraph-rsid="004021e6" style:font-size-asian="12.25pt" style:font-weight-asian="bold" style:font-size-complex="14pt" style:font-weight-complex="bold"/>
    </style:style>
    <style:style style:name="P52" style:family="paragraph" style:parent-style-name="Standard">
      <style:text-properties fo:font-size="14pt" fo:language="es" fo:country="ES" fo:font-weight="bold" officeooo:rsid="00499928" officeooo:paragraph-rsid="00499928" style:font-size-asian="12.25pt" style:font-weight-asian="bold" style:font-size-complex="14pt" style:font-weight-complex="bold"/>
    </style:style>
    <style:style style:name="P53" style:family="paragraph" style:parent-style-name="Standard">
      <style:text-properties fo:font-size="14pt" fo:language="es" fo:country="ES" fo:font-weight="bold" officeooo:rsid="004ad4ce" officeooo:paragraph-rsid="004ad4ce" style:font-size-asian="12.25pt" style:font-weight-asian="bold" style:font-size-complex="14pt" style:font-weight-complex="bold"/>
    </style:style>
    <style:style style:name="P54" style:family="paragraph" style:parent-style-name="Standard">
      <style:text-properties fo:font-size="14pt" fo:language="es" fo:country="ES" fo:font-weight="bold" officeooo:rsid="00482e4c" officeooo:paragraph-rsid="00482e4c" style:font-size-asian="14pt" style:font-weight-asian="bold" style:font-size-complex="14pt" style:font-weight-complex="bold"/>
    </style:style>
    <style:style style:name="P55" style:family="paragraph" style:parent-style-name="Standard">
      <style:text-properties officeooo:paragraph-rsid="0027bf3d"/>
    </style:style>
    <style:style style:name="P56" style:family="paragraph" style:parent-style-name="Standard">
      <style:paragraph-properties>
        <style:tab-stops>
          <style:tab-stop style:position="0.635cm"/>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57" style:family="paragraph" style:parent-style-name="Standard">
      <style:paragraph-properties>
        <style:tab-stops>
          <style:tab-stop style:position="0.635cm"/>
        </style:tab-stops>
      </style:paragraph-properties>
      <style:text-properties fo:color="#7e0021" fo:font-size="12pt" fo:language="ca" fo:country="ES" fo:font-weight="normal" officeooo:rsid="0041cf94" officeooo:paragraph-rsid="00439041" style:font-size-asian="10.5pt" style:font-weight-asian="normal" style:font-size-complex="12pt" style:font-weight-complex="normal"/>
    </style:style>
    <style:style style:name="P58" style:family="paragraph" style:parent-style-name="Standard">
      <style:text-properties fo:color="#7e0021" fo:font-size="12pt" fo:language="es" fo:country="ES" fo:font-weight="normal" officeooo:rsid="0037a44e" officeooo:paragraph-rsid="0037a44e" style:font-size-asian="10.5pt" style:font-weight-asian="normal" style:font-size-complex="12pt" style:font-weight-complex="normal"/>
    </style:style>
    <style:style style:name="P59" style:family="paragraph" style:parent-style-name="Standard">
      <style:paragraph-properties>
        <style:tab-stops>
          <style:tab-stop style:position="0.635cm"/>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60" style:family="paragraph" style:parent-style-name="Standard">
      <style:paragraph-properties>
        <style:tab-stops>
          <style:tab-stop style:position="0.635cm"/>
        </style:tab-stops>
      </style:paragraph-properties>
      <style:text-properties fo:color="#7e0021" fo:font-size="12pt" fo:language="es" fo:country="ES" fo:font-weight="normal" officeooo:rsid="00439041" officeooo:paragraph-rsid="00439041" style:font-size-asian="10.5pt" style:font-weight-asian="normal" style:font-size-complex="12pt" style:font-weight-complex="normal"/>
    </style:style>
    <style:style style:name="P61" style:family="paragraph" style:parent-style-name="Standard">
      <style:text-properties fo:color="#7e0021" fo:font-size="12pt" fo:language="es" fo:country="ES" fo:font-weight="normal" officeooo:rsid="00499928" officeooo:paragraph-rsid="00499928" style:font-size-asian="10.5pt" style:font-weight-asian="normal" style:font-size-complex="12pt" style:font-weight-complex="normal"/>
    </style:style>
    <style:style style:name="P62" style:family="paragraph" style:parent-style-name="Standard">
      <style:text-properties fo:color="#7e0021" fo:font-size="12pt" fo:language="es" fo:country="ES" fo:font-weight="normal" officeooo:rsid="0047d3bd" officeooo:paragraph-rsid="0047d3bd" style:font-size-asian="12pt" style:font-weight-asian="normal" style:font-size-complex="12pt" style:font-weight-complex="normal"/>
    </style:style>
    <style:style style:name="P63" style:family="paragraph" style:parent-style-name="Standard">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64" style:family="paragraph" style:parent-style-name="Standard">
      <style:text-properties fo:color="#7e0021" fo:font-size="12pt" fo:language="es" fo:country="ES" fo:font-weight="normal" officeooo:rsid="0055de31" officeooo:paragraph-rsid="0055de31" style:font-size-asian="12pt" style:font-weight-asian="normal" style:font-size-complex="12pt" style:font-weight-complex="normal"/>
    </style:style>
    <style:style style:name="P65" style:family="paragraph" style:parent-style-name="Standard">
      <style:paragraph-properties>
        <style:tab-stops>
          <style:tab-stop style:position="0.635cm"/>
        </style:tab-stops>
      </style:paragraph-properties>
      <style:text-properties fo:color="#7e0021" style:font-name="Liberation Serif" fo:font-size="12pt" fo:language="es" fo:country="ES" fo:font-weight="normal" officeooo:rsid="0041cf94" officeooo:paragraph-rsid="0041cf94" style:font-size-asian="10.5pt" style:font-weight-asian="normal" style:font-size-complex="12pt" style:font-weight-complex="normal"/>
    </style:style>
    <style:style style:name="P66" style:family="paragraph" style:parent-style-name="Standard">
      <style:text-properties fo:color="#7e0021" fo:font-size="14pt" fo:language="es" fo:country="ES" fo:font-weight="bold" officeooo:rsid="00499928" officeooo:paragraph-rsid="00499928" style:font-size-asian="12.25pt" style:font-weight-asian="bold" style:font-size-complex="14pt" style:font-weight-complex="bold"/>
    </style:style>
    <style:style style:name="P67" style:family="paragraph" style:parent-style-name="Standard">
      <style:text-properties fo:color="#0000ff" fo:font-size="12pt" fo:language="es" fo:country="ES" fo:font-weight="normal" officeooo:rsid="00298b34" officeooo:paragraph-rsid="00298b34" style:font-size-asian="10.5pt" style:font-weight-asian="normal" style:font-size-complex="12pt" style:font-weight-complex="normal"/>
    </style:style>
    <style:style style:name="P68" style:family="paragraph" style:parent-style-name="Standard">
      <style:text-properties fo:color="#0000ff" fo:font-size="12pt" fo:language="es" fo:country="ES" fo:font-weight="normal" officeooo:rsid="00296af8" officeooo:paragraph-rsid="00296af8" style:font-size-asian="10.5pt" style:font-weight-asian="normal" style:font-size-complex="12pt" style:font-weight-complex="normal"/>
    </style:style>
    <style:style style:name="P69" style:family="paragraph" style:parent-style-name="Standard">
      <style:text-properties fo:color="#0000ff" fo:font-size="12pt" fo:language="es" fo:country="ES" fo:font-weight="normal" officeooo:rsid="00354c96" officeooo:paragraph-rsid="00354c96" style:font-size-asian="10.5pt" style:font-weight-asian="normal" style:font-size-complex="12pt" style:font-weight-complex="normal"/>
    </style:style>
    <style:style style:name="P70" style:family="paragraph" style:parent-style-name="Standard">
      <style:text-properties fo:color="#0000ff" fo:font-size="12pt" fo:language="es" fo:country="ES" fo:font-weight="normal" officeooo:rsid="0036c7c9" officeooo:paragraph-rsid="0036c7c9" style:font-size-asian="10.5pt" style:font-weight-asian="normal" style:font-size-complex="12pt" style:font-weight-complex="normal"/>
    </style:style>
    <style:style style:name="P71" style:family="paragraph" style:parent-style-name="Standard">
      <style:paragraph-properties>
        <style:tab-stops>
          <style:tab-stop style:position="0.635cm"/>
        </style:tab-stops>
      </style:paragraph-properties>
      <style:text-properties fo:color="#0000ff" fo:font-size="12pt" fo:language="es" fo:country="ES" fo:font-weight="normal" officeooo:rsid="00419a96" officeooo:paragraph-rsid="00419a96" style:font-size-asian="10.5pt" style:font-weight-asian="normal" style:font-size-complex="12pt" style:font-weight-complex="normal"/>
    </style:style>
    <style:style style:name="P72" style:family="paragraph" style:parent-style-name="Standard">
      <style:paragraph-properties>
        <style:tab-stops>
          <style:tab-stop style:position="0.635cm"/>
        </style:tab-stops>
      </style:paragraph-properties>
      <style:text-properties fo:color="#0000ff" fo:font-size="12pt" fo:language="es" fo:country="ES" fo:font-weight="normal" officeooo:rsid="0041cf94" officeooo:paragraph-rsid="0041cf94" style:font-size-asian="10.5pt" style:font-weight-asian="normal" style:font-size-complex="12pt" style:font-weight-complex="normal"/>
    </style:style>
    <style:style style:name="P73" style:family="paragraph" style:parent-style-name="Standard">
      <style:paragraph-properties>
        <style:tab-stops>
          <style:tab-stop style:position="0.635cm"/>
        </style:tab-stops>
      </style:paragraph-properties>
      <style:text-properties fo:color="#0000ff" fo:font-size="12pt" fo:language="es" fo:country="ES" fo:font-weight="normal" officeooo:rsid="00439041" officeooo:paragraph-rsid="00439041" style:font-size-asian="10.5pt" style:font-weight-asian="normal" style:font-size-complex="12pt" style:font-weight-complex="normal"/>
    </style:style>
    <style:style style:name="P74" style:family="paragraph" style:parent-style-name="Standard">
      <style:text-properties fo:color="#0000ff" fo:font-size="12pt" fo:language="es" fo:country="ES" fo:font-weight="normal" officeooo:rsid="0047bb8f" officeooo:paragraph-rsid="0047bb8f" style:font-size-asian="12pt" style:font-weight-asian="normal" style:font-size-complex="12pt" style:font-weight-complex="normal"/>
    </style:style>
    <style:style style:name="P75" style:family="paragraph" style:parent-style-name="Standard">
      <style:text-properties fo:color="#0000cc" fo:font-size="12pt" fo:language="ca" fo:country="ES" fo:font-weight="normal" officeooo:rsid="00451404" officeooo:paragraph-rsid="00451404" style:font-size-asian="10.5pt" style:font-weight-asian="normal" style:font-size-complex="12pt" style:font-weight-complex="normal"/>
    </style:style>
    <style:style style:name="P76" style:family="paragraph" style:parent-style-name="Standard">
      <style:text-properties fo:color="#0000cc" fo:font-size="12pt" fo:language="es" fo:country="ES" fo:font-weight="normal" officeooo:rsid="0020f4b4" officeooo:paragraph-rsid="0020f4b4" style:font-size-asian="10.5pt" style:font-weight-asian="normal" style:font-size-complex="12pt" style:font-weight-complex="normal"/>
    </style:style>
    <style:style style:name="P77" style:family="paragraph" style:parent-style-name="Standard">
      <style:text-properties fo:color="#0000cc" fo:font-size="12pt" fo:language="es" fo:country="ES" fo:font-weight="normal" officeooo:rsid="0037a44e" officeooo:paragraph-rsid="0037a44e" style:font-size-asian="10.5pt" style:font-weight-asian="normal" style:font-size-complex="12pt" style:font-weight-complex="normal"/>
    </style:style>
    <style:style style:name="P78" style:family="paragraph" style:parent-style-name="Standard">
      <style:text-properties fo:color="#0000cc" fo:font-size="12pt" fo:language="es" fo:country="ES" fo:font-weight="normal" officeooo:rsid="003b41ec" officeooo:paragraph-rsid="003b41ec" style:font-size-asian="10.5pt" style:font-weight-asian="normal" style:font-size-complex="12pt" style:font-weight-complex="normal"/>
    </style:style>
    <style:style style:name="P79" style:family="paragraph" style:parent-style-name="Standard">
      <style:text-properties fo:color="#0000cc" fo:font-size="12pt" fo:language="es" fo:country="ES" fo:font-weight="normal" officeooo:rsid="003b41ec" officeooo:paragraph-rsid="00419a96" style:font-size-asian="10.5pt" style:font-weight-asian="normal" style:font-size-complex="12pt" style:font-weight-complex="normal"/>
    </style:style>
    <style:style style:name="P80" style:family="paragraph" style:parent-style-name="Standard">
      <style:text-properties fo:color="#0000cc" fo:font-size="12pt" fo:language="es" fo:country="ES" fo:font-weight="normal" officeooo:rsid="003d3295" officeooo:paragraph-rsid="003d3295" style:font-size-asian="10.5pt" style:font-weight-asian="normal" style:font-size-complex="12pt" style:font-weight-complex="normal"/>
    </style:style>
    <style:style style:name="P81" style:family="paragraph" style:parent-style-name="Standard">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82" style:family="paragraph" style:parent-style-name="Standard">
      <style:paragraph-properties>
        <style:tab-stops>
          <style:tab-stop style:position="12.224cm"/>
        </style:tab-stops>
      </style:paragraph-properties>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83" style:family="paragraph" style:parent-style-name="Standard">
      <style:text-properties fo:color="#0000cc" fo:font-size="12pt" fo:language="es" fo:country="ES" fo:font-weight="normal" officeooo:rsid="00451404" officeooo:paragraph-rsid="00451404" style:font-size-asian="10.5pt" style:font-weight-asian="normal" style:font-size-complex="12pt" style:font-weight-complex="normal"/>
    </style:style>
    <style:style style:name="P84" style:family="paragraph" style:parent-style-name="Standard">
      <style:paragraph-properties>
        <style:tab-stops>
          <style:tab-stop style:position="12.224cm"/>
        </style:tab-stops>
      </style:paragraph-properties>
      <style:text-properties fo:color="#0000cc" fo:font-size="12pt" fo:language="es" fo:country="ES" fo:font-weight="normal" officeooo:rsid="003e26de" officeooo:paragraph-rsid="003e26de" style:font-size-asian="10.5pt" style:font-weight-asian="normal" style:font-size-complex="12pt" style:font-weight-complex="normal"/>
    </style:style>
    <style:style style:name="P85" style:family="paragraph" style:parent-style-name="Standard">
      <style:text-properties fo:color="#0000cc" fo:font-size="12pt" fo:language="es" fo:country="ES" fo:font-weight="normal" officeooo:rsid="004021e6" officeooo:paragraph-rsid="004021e6" style:font-size-asian="10.5pt" style:font-weight-asian="normal" style:font-size-complex="12pt" style:font-weight-complex="normal"/>
    </style:style>
    <style:style style:name="P86" style:family="paragraph" style:parent-style-name="Standard">
      <style:text-properties fo:color="#0000cc" fo:font-size="12pt" fo:language="es" fo:country="ES" fo:font-weight="normal" officeooo:rsid="00419a96" officeooo:paragraph-rsid="00419a96" style:font-size-asian="10.5pt" style:font-weight-asian="normal" style:font-size-complex="12pt" style:font-weight-complex="normal"/>
    </style:style>
    <style:style style:name="P87" style:family="paragraph" style:parent-style-name="Standard">
      <style:text-properties fo:color="#0000cc" fo:font-size="12pt" fo:language="es" fo:country="ES" fo:font-weight="normal" officeooo:rsid="0055de31" officeooo:paragraph-rsid="0055de31" style:font-size-asian="10.5pt" style:font-weight-asian="normal" style:font-size-complex="12pt" style:font-weight-complex="normal"/>
    </style:style>
    <style:style style:name="P88" style:family="paragraph" style:parent-style-name="Standard">
      <style:text-properties fo:color="#0000cc" fo:font-size="12pt" fo:language="es" fo:country="ES" fo:font-weight="normal" officeooo:rsid="0056585a" officeooo:paragraph-rsid="0056585a" style:font-size-asian="10.5pt" style:font-weight-asian="normal" style:font-size-complex="12pt" style:font-weight-complex="normal"/>
    </style:style>
    <style:style style:name="P89" style:family="paragraph" style:parent-style-name="Standard">
      <style:text-properties fo:color="#0000cc" fo:font-size="12pt" fo:language="es" fo:country="ES" fo:font-weight="normal" officeooo:rsid="003b41ec" officeooo:paragraph-rsid="003b41ec" style:font-size-asian="12pt" style:font-weight-asian="normal" style:font-size-complex="12pt" style:font-weight-complex="normal"/>
    </style:style>
    <style:style style:name="P90" style:family="paragraph" style:parent-style-name="Standard">
      <style:text-properties fo:color="#0000cc" fo:font-size="12pt" fo:language="es" fo:country="ES" fo:font-weight="normal" officeooo:rsid="00419a96" officeooo:paragraph-rsid="00419a96" style:font-size-asian="12pt" style:font-weight-asian="normal" style:font-size-complex="12pt" style:font-weight-complex="normal"/>
    </style:style>
    <style:style style:name="P91" style:family="paragraph" style:parent-style-name="Standard">
      <style:paragraph-properties>
        <style:tab-stops>
          <style:tab-stop style:position="0.635cm"/>
        </style:tab-stops>
      </style:paragraph-properties>
      <style:text-properties fo:color="#0000cc" fo:font-size="14pt" fo:language="es" fo:country="ES" fo:font-weight="bold" officeooo:rsid="00419a96" officeooo:paragraph-rsid="00419a96" style:font-size-asian="12.25pt" style:font-weight-asian="bold" style:font-size-complex="14pt" style:font-weight-complex="bold"/>
    </style:style>
    <style:style style:name="P92" style:family="paragraph" style:parent-style-name="Standard">
      <style:text-properties fo:font-size="16pt" fo:language="ca" fo:country="ES" fo:font-weight="bold" officeooo:rsid="00461874" officeooo:paragraph-rsid="00461874" style:font-size-asian="14pt" style:font-weight-asian="bold" style:font-size-complex="16pt" style:font-weight-complex="bold"/>
    </style:style>
    <style:style style:name="P93" style:family="paragraph" style:parent-style-name="Standard">
      <style:text-properties fo:font-size="16pt" fo:language="ca" fo:country="ES" fo:font-weight="bold" officeooo:rsid="0046e54f" officeooo:paragraph-rsid="0046e54f" style:font-size-asian="14pt" style:font-weight-asian="bold" style:font-size-complex="16pt" style:font-weight-complex="bold"/>
    </style:style>
    <style:style style:name="P94" style:family="paragraph" style:parent-style-name="Standard">
      <style:text-properties fo:font-size="16pt" fo:language="es" fo:country="ES" fo:font-weight="bold" officeooo:rsid="001c481d" officeooo:paragraph-rsid="001c481d" style:font-size-asian="16pt" style:font-weight-asian="bold" style:font-size-complex="16pt" style:font-weight-complex="bold"/>
    </style:style>
    <style:style style:name="P95" style:family="paragraph" style:parent-style-name="Standard">
      <style:text-properties fo:font-size="16pt" fo:language="es" fo:country="ES" fo:font-weight="bold" officeooo:rsid="0036c7c9" officeooo:paragraph-rsid="0036c7c9" style:font-size-asian="16pt" style:font-weight-asian="bold" style:font-size-complex="16pt" style:font-weight-complex="bold"/>
    </style:style>
    <style:style style:name="P96" style:family="paragraph" style:parent-style-name="Standard">
      <style:text-properties fo:font-size="16pt" fo:language="es" fo:country="ES" fo:font-weight="bold" officeooo:rsid="00540a20" officeooo:paragraph-rsid="00540a20" style:font-size-asian="16pt" style:font-weight-asian="bold" style:font-size-complex="16pt" style:font-weight-complex="bold"/>
    </style:style>
    <style:style style:name="P97" style:family="paragraph" style:parent-style-name="Standard">
      <style:text-properties fo:font-size="16pt" fo:language="es" fo:country="ES" fo:font-weight="bold" officeooo:rsid="0025caac" officeooo:paragraph-rsid="0025caac" style:font-size-asian="14pt" style:font-weight-asian="bold" style:font-size-complex="16pt" style:font-weight-complex="bold"/>
    </style:style>
    <style:style style:name="P98" style:family="paragraph" style:parent-style-name="Standard">
      <style:text-properties fo:font-size="16pt" fo:language="es" fo:country="ES" fo:font-weight="bold" officeooo:rsid="0027bf3d" officeooo:paragraph-rsid="0027bf3d" style:font-size-asian="14pt" style:font-weight-asian="bold" style:font-size-complex="16pt" style:font-weight-complex="bold"/>
    </style:style>
    <style:style style:name="P99" style:family="paragraph" style:parent-style-name="Standard">
      <style:text-properties fo:font-size="16pt" fo:language="es" fo:country="ES" fo:font-weight="bold" officeooo:rsid="00296af8" officeooo:paragraph-rsid="00296af8" style:font-size-asian="14pt" style:font-weight-asian="bold" style:font-size-complex="16pt" style:font-weight-complex="bold"/>
    </style:style>
    <style:style style:name="P100"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101" style:family="paragraph" style:parent-style-name="Standard">
      <style:text-properties fo:font-size="16pt" fo:language="es" fo:country="ES" fo:font-weight="bold" officeooo:rsid="003b41ec" officeooo:paragraph-rsid="003b41ec" style:font-size-asian="14pt" style:font-weight-asian="bold" style:font-size-complex="16pt" style:font-weight-complex="bold"/>
    </style:style>
    <style:style style:name="P102" style:family="paragraph" style:parent-style-name="Standard">
      <style:text-properties fo:font-size="16pt" fo:language="es" fo:country="ES" fo:font-weight="bold" officeooo:rsid="002dc7cf" officeooo:paragraph-rsid="002f67ec" style:font-size-asian="14pt" style:font-weight-asian="bold" style:font-size-complex="16pt" style:font-weight-complex="bold"/>
    </style:style>
    <style:style style:name="P103" style:family="paragraph" style:parent-style-name="Standard">
      <style:text-properties fo:font-size="16pt" fo:language="es" fo:country="ES" fo:font-weight="bold" officeooo:rsid="0046e54f" officeooo:paragraph-rsid="0046e54f" style:font-size-asian="14pt" style:font-weight-asian="bold" style:font-size-complex="16pt" style:font-weight-complex="bold"/>
    </style:style>
    <style:style style:name="P104" style:family="paragraph" style:parent-style-name="Standard">
      <style:text-properties fo:font-size="16pt" fo:language="es" fo:country="ES" fo:font-weight="bold" officeooo:rsid="004e3de6" officeooo:paragraph-rsid="004e3de6" style:font-size-asian="14pt" style:font-weight-asian="bold" style:font-size-complex="16pt" style:font-weight-complex="bold"/>
    </style:style>
    <style:style style:name="P105" style:family="paragraph" style:parent-style-name="Standard">
      <style:text-properties fo:language="es" fo:country="ES" officeooo:paragraph-rsid="0020f4b4"/>
    </style:style>
    <style:style style:name="P106" style:family="paragraph" style:parent-style-name="Standard">
      <style:text-properties fo:language="es" fo:country="ES" officeooo:paragraph-rsid="001c481d"/>
    </style:style>
    <style:style style:name="P107" style:family="paragraph" style:parent-style-name="Standard">
      <style:text-properties fo:color="#800000" fo:font-size="12pt" fo:language="es" fo:country="ES" fo:font-weight="normal" officeooo:rsid="002d7b44" officeooo:paragraph-rsid="002d7b44" style:font-size-asian="10.5pt" style:font-weight-asian="normal" style:font-size-complex="12pt" style:font-weight-complex="normal"/>
    </style:style>
    <style:style style:name="P108" style:family="paragraph" style:parent-style-name="Standard">
      <style:text-properties fo:color="#800000" fo:font-size="12pt" fo:language="es" fo:country="ES" fo:font-weight="normal" officeooo:rsid="00314095" officeooo:paragraph-rsid="00314095" style:font-size-asian="10.5pt" style:font-weight-asian="normal" style:font-size-complex="12pt" style:font-weight-complex="normal"/>
    </style:style>
    <style:style style:name="P109" style:family="paragraph" style:parent-style-name="Standard">
      <style:text-properties fo:color="#800000" fo:font-size="12pt" fo:language="es" fo:country="ES" fo:font-weight="normal" officeooo:rsid="002f67ec" officeooo:paragraph-rsid="002f67ec" style:font-size-asian="10.5pt" style:font-weight-asian="normal" style:font-size-complex="12pt" style:font-weight-complex="normal"/>
    </style:style>
    <style:style style:name="P110" style:family="paragraph" style:parent-style-name="Standard">
      <style:text-properties fo:color="#800000" style:font-name="Liberation Serif" fo:font-size="12pt" fo:language="es" fo:country="ES" fo:font-weight="normal" officeooo:rsid="0039797a" officeooo:paragraph-rsid="003b41ec" style:font-size-asian="12pt" style:font-weight-asian="normal" style:font-size-complex="12pt" style:font-weight-complex="normal"/>
    </style:style>
    <style:style style:name="P111" style:family="paragraph" style:parent-style-name="Standard">
      <style:text-properties fo:color="#800000" style:font-name="Liberation Serif" fo:font-size="12pt" fo:language="es" fo:country="ES" fo:font-weight="normal" officeooo:rsid="0039797a" officeooo:paragraph-rsid="00419a96" style:font-size-asian="12pt" style:font-weight-asian="normal" style:font-size-complex="12pt" style:font-weight-complex="normal"/>
    </style:style>
    <style:style style:name="P112" style:family="paragraph" style:parent-style-name="Standard">
      <style:paragraph-properties>
        <style:tab-stops>
          <style:tab-stop style:position="0.635cm"/>
        </style:tab-stops>
      </style:paragraph-properties>
      <style:text-properties style:use-window-font-color="true" fo:font-size="14pt" fo:language="es" fo:country="ES" fo:font-weight="bold" officeooo:rsid="00419a96" officeooo:paragraph-rsid="00419a96" style:font-size-asian="12.25pt" style:font-weight-asian="bold" style:font-size-complex="14pt" style:font-weight-complex="bold"/>
    </style:style>
    <style:style style:name="P113" style:family="paragraph" style:parent-style-name="Standard">
      <style:text-properties style:use-window-font-color="true" fo:font-size="14pt" fo:language="es" fo:country="ES" fo:font-weight="bold" officeooo:rsid="00499928" officeooo:paragraph-rsid="00499928" style:font-size-asian="12.25pt" style:font-weight-asian="bold" style:font-size-complex="14pt" style:font-weight-complex="bold"/>
    </style:style>
    <style:style style:name="P114" style:family="paragraph" style:parent-style-name="Standard">
      <style:text-properties style:use-window-font-color="true" fo:font-size="12pt" fo:language="es" fo:country="ES" fo:font-weight="normal" officeooo:rsid="004ad4ce" officeooo:paragraph-rsid="004ad4ce" style:font-size-asian="10.5pt" style:font-weight-asian="normal" style:font-size-complex="12pt" style:font-weight-complex="normal"/>
    </style:style>
    <style:style style:name="P115" style:family="paragraph" style:parent-style-name="Standard">
      <style:text-properties style:use-window-font-color="true" fo:font-size="12pt" fo:language="es" fo:country="ES" fo:font-weight="normal" officeooo:rsid="004b535f" officeooo:paragraph-rsid="004b535f" style:font-size-asian="12pt" style:font-weight-asian="normal" style:font-size-complex="12pt" style:font-weight-complex="normal"/>
    </style:style>
    <style:style style:name="P116" style:family="paragraph" style:parent-style-name="Standard">
      <style:text-properties style:use-window-font-color="true" fo:font-size="12pt" fo:language="es" fo:country="ES" fo:font-weight="normal" officeooo:rsid="0055de31" officeooo:paragraph-rsid="0055de31" style:font-size-asian="12pt" style:font-weight-asian="normal" style:font-size-complex="12pt" style:font-weight-complex="normal"/>
    </style:style>
    <style:style style:name="P117" style:family="paragraph" style:parent-style-name="Standard">
      <style:text-properties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18" style:family="paragraph" style:parent-style-name="Preformatted_20_Text">
      <style:text-properties fo:font-size="12pt" fo:language="es" fo:country="ES" fo:font-weight="normal" officeooo:rsid="0022e2c8" officeooo:paragraph-rsid="0022e2c8" style:font-size-asian="10.5pt" style:font-weight-asian="normal" style:font-size-complex="12pt" style:font-weight-complex="normal"/>
    </style:style>
    <style:style style:name="P119" style:family="paragraph" style:parent-style-name="Preformatted_20_Text">
      <style:text-properties fo:font-size="12pt" fo:language="es" fo:country="ES" fo:font-weight="normal" officeooo:rsid="00354c96" officeooo:paragraph-rsid="00354c96" style:font-size-asian="10.5pt" style:font-weight-asian="normal" style:font-size-complex="12pt" style:font-weight-complex="normal"/>
    </style:style>
    <style:style style:name="P120" style:family="paragraph" style:parent-style-name="Preformatted_20_Text">
      <style:text-properties fo:font-size="12pt" fo:language="es" fo:country="ES" fo:font-weight="normal" officeooo:rsid="00356089" officeooo:paragraph-rsid="00356089" style:font-size-asian="10.5pt" style:font-weight-asian="normal" style:font-size-complex="12pt" style:font-weight-complex="normal"/>
    </style:style>
    <style:style style:name="P121" style:family="paragraph" style:parent-style-name="Preformatted_20_Text">
      <style:text-properties fo:font-size="12pt" fo:language="es" fo:country="ES" fo:font-weight="normal" officeooo:rsid="0027bf3d" officeooo:paragraph-rsid="0027bf3d" style:font-size-asian="12pt" style:font-weight-asian="normal" style:font-size-complex="12pt" style:font-weight-complex="normal"/>
    </style:style>
    <style:style style:name="P122" style:family="paragraph" style:parent-style-name="Preformatted_20_Text">
      <style:text-properties fo:language="es" fo:country="ES"/>
    </style:style>
    <style:style style:name="P123" style:family="paragraph" style:parent-style-name="Preformatted_20_Text">
      <style:text-properties fo:color="#800000" fo:font-size="12pt" fo:language="es" fo:country="ES" fo:font-weight="normal" officeooo:rsid="0027bf3d" officeooo:paragraph-rsid="0027bf3d" style:font-size-asian="12pt" style:font-weight-asian="normal" style:font-size-complex="12pt" style:font-weight-complex="normal"/>
    </style:style>
    <style:style style:name="P124" style:family="paragraph" style:parent-style-name="Preformatted_20_Text">
      <style:text-properties fo:color="#800000"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25" style:family="paragraph" style:parent-style-name="Preformatted_20_Text">
      <style:text-properties fo:color="#009900" fo:font-size="12pt" fo:language="es" fo:country="ES" fo:font-weight="normal" officeooo:rsid="00314095" officeooo:paragraph-rsid="00314095" style:font-size-asian="10.5pt" style:font-weight-asian="normal" style:font-size-complex="12pt" style:font-weight-complex="normal"/>
    </style:style>
    <style:style style:name="P126" style:family="paragraph" style:parent-style-name="Preformatted_20_Text">
      <style:text-properties fo:color="#009900" fo:language="es" fo:country="ES"/>
    </style:style>
    <style:style style:name="P127" style:family="paragraph" style:parent-style-name="Preformatted_20_Text">
      <style:text-properties fo:color="#7e0021"/>
    </style:style>
    <style:style style:name="P128" style:family="paragraph" style:parent-style-name="Preformatted_20_Text">
      <style:paragraph-properties>
        <style:tab-stops>
          <style:tab-stop style:position="0.635cm"/>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129" style:family="paragraph" style:parent-style-name="Preformatted_20_Text">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130" style:family="paragraph" style:parent-style-name="Preformatted_20_Text">
      <style:text-properties fo:color="#7e0021" fo:language="es" fo:country="ES"/>
    </style:style>
    <style:style style:name="P131" style:family="paragraph" style:parent-style-name="Preformatted_20_Text">
      <style:text-properties fo:color="#7e0021"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32" style:family="paragraph" style:parent-style-name="Preformatted_20_Text">
      <style:text-properties fo:color="#7e0021"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33" style:family="paragraph" style:parent-style-name="Preformatted_20_Text">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34" style:family="paragraph" style:parent-style-name="Preformatted_20_Text">
      <style:text-properties fo:color="#7e0021"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35" style:family="paragraph" style:parent-style-name="Preformatted_20_Text">
      <style:text-properties fo:color="#7e0021" style:font-name="Liberation Serif" fo:font-size="12pt" style:font-size-asian="12pt" style:font-size-complex="12pt"/>
    </style:style>
    <style:style style:name="P136" style:family="paragraph" style:parent-style-name="Preformatted_20_Text">
      <style:text-properties fo:color="#7e0021" style:font-name="Liberation Serif" fo:font-size="12pt" officeooo:paragraph-rsid="004fe87c" style:font-size-asian="12pt" style:font-size-complex="12pt"/>
    </style:style>
    <style:style style:name="P137" style:family="paragraph" style:parent-style-name="Preformatted_20_Text">
      <style:text-properties fo:color="#7e0021" officeooo:paragraph-rsid="002dc7cf"/>
    </style:style>
    <style:style style:name="P138" style:family="paragraph" style:parent-style-name="Preformatted_20_Text">
      <style:text-properties fo:color="#7e0021" officeooo:rsid="0056585a" officeooo:paragraph-rsid="0056585a"/>
    </style:style>
    <style:style style:name="P139" style:family="paragraph" style:parent-style-name="Preformatted_20_Text">
      <style:text-properties style:use-window-font-color="true"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40" style:family="paragraph" style:parent-style-name="Preformatted_20_Text">
      <style:text-properties style:use-window-font-color="true" style:font-name="Liberation Serif" fo:font-size="12pt" fo:language="es" fo:country="ES" fo:font-weight="normal" officeooo:rsid="004d4b2b" officeooo:paragraph-rsid="004d4b2b" style:font-size-asian="12pt" style:font-weight-asian="normal" style:font-size-complex="12pt" style:font-weight-complex="normal"/>
    </style:style>
    <style:style style:name="P141" style:family="paragraph" style:parent-style-name="Preformatted_20_Text">
      <style:text-properties style:use-window-font-color="true"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42" style:family="paragraph" style:parent-style-name="Preformatted_20_Text">
      <style:text-properties style:use-window-font-color="true" style:font-name="Liberation Serif" fo:font-size="12pt" fo:language="es" fo:country="ES" fo:font-weight="normal" officeooo:rsid="004ed612" officeooo:paragraph-rsid="004ed612" style:font-size-asian="12pt" style:font-weight-asian="normal" style:font-size-complex="12pt" style:font-weight-complex="normal"/>
    </style:style>
    <style:style style:name="P143" style:family="paragraph" style:parent-style-name="Preformatted_20_Text">
      <style:text-properties style:use-window-font-color="true" style:font-name="Liberation Serif" fo:font-size="12pt" fo:language="es" fo:country="ES" fo:font-weight="normal" officeooo:rsid="004d4b2b" officeooo:paragraph-rsid="004d4b2b" style:font-size-asian="10.5pt" style:font-weight-asian="normal" style:font-size-complex="12pt" style:font-weight-complex="normal"/>
    </style:style>
    <style:style style:name="P144" style:family="paragraph" style:parent-style-name="Preformatted_20_Text">
      <style:text-properties style:use-window-font-color="true" style:font-name="Liberation Serif" fo:font-size="12pt" fo:language="es" fo:country="ES" fo:font-weight="normal" officeooo:rsid="004dfa51" officeooo:paragraph-rsid="004dfa51" style:font-size-asian="10.5pt" style:font-weight-asian="normal" style:font-size-complex="12pt" style:font-weight-complex="normal"/>
    </style:style>
    <style:style style:name="P145" style:family="paragraph" style:parent-style-name="Preformatted_20_Text">
      <style:text-properties style:use-window-font-color="true"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46" style:family="paragraph" style:parent-style-name="Preformatted_20_Text">
      <style:text-properties style:use-window-font-color="true" style:font-name="Liberation Serif" fo:font-size="12pt" fo:language="es" fo:country="ES" fo:font-weight="bold" officeooo:rsid="004ed612" officeooo:paragraph-rsid="004ed612" style:font-size-asian="12pt" style:font-weight-asian="bold" style:font-size-complex="12pt" style:font-weight-complex="bold"/>
    </style:style>
    <style:style style:name="P147" style:family="paragraph" style:parent-style-name="Preformatted_20_Text">
      <style:text-properties style:use-window-font-color="true" style:font-name="Liberation Serif" fo:font-size="14pt" fo:language="es" fo:country="ES" fo:font-weight="bold" officeooo:rsid="004d4b2b" officeooo:paragraph-rsid="004d4b2b" style:font-size-asian="12.25pt" style:font-weight-asian="bold" style:font-size-complex="14pt" style:font-weight-complex="bold"/>
    </style:style>
    <style:style style:name="P148" style:family="paragraph" style:parent-style-name="Preformatted_20_Text">
      <style:text-properties style:use-window-font-color="true" style:font-name="Liberation Serif" fo:font-size="14pt" fo:language="es" fo:country="ES" fo:font-weight="bold" officeooo:rsid="004e3de6" officeooo:paragraph-rsid="004e3de6" style:font-size-asian="12.25pt" style:font-weight-asian="bold" style:font-size-complex="14pt" style:font-weight-complex="bold"/>
    </style:style>
    <style:style style:name="P149" style:family="paragraph" style:parent-style-name="Preformatted_20_Text">
      <style:text-properties style:use-window-font-color="true" style:font-name="Liberation Serif" fo:font-size="14pt" fo:language="es" fo:country="ES" fo:font-weight="bold" officeooo:rsid="004ed612" officeooo:paragraph-rsid="004ed612" style:font-size-asian="14pt" style:font-weight-asian="bold" style:font-size-complex="14pt" style:font-weight-complex="bold"/>
    </style:style>
    <style:style style:name="P150" style:family="paragraph" style:parent-style-name="Preformatted_20_Text">
      <style:text-properties style:font-name="Liberation Serif" fo:font-size="12pt" officeooo:paragraph-rsid="004ed612" style:font-size-asian="12pt" style:font-size-complex="12pt"/>
    </style:style>
    <style:style style:name="P151" style:family="paragraph" style:parent-style-name="Preformatted_20_Text">
      <style:text-properties officeooo:paragraph-rsid="0055de31"/>
    </style:style>
    <style:style style:name="P152" style:family="paragraph" style:parent-style-name="Preformatted_20_Text">
      <style:paragraph-properties fo:margin-top="0cm" fo:margin-bottom="0.499cm" style:contextual-spacing="false"/>
      <style:text-properties fo:language="es" fo:country="ES"/>
    </style:style>
    <style:style style:name="P153" style:family="paragraph" style:parent-style-name="Preformatted_20_Text">
      <style:paragraph-properties fo:margin-top="0cm" fo:margin-bottom="0.499cm" style:contextual-spacing="false"/>
      <style:text-properties fo:color="#009900" fo:language="es" fo:country="ES"/>
    </style:style>
    <style:style style:name="P154" style:family="paragraph" style:parent-style-name="Preformatted_20_Text">
      <style:paragraph-properties fo:margin-top="0cm" fo:margin-bottom="0.499cm" style:contextual-spacing="false"/>
      <style:text-properties fo:color="#800000" style:font-name="Liberation Serif" fo:font-size="12pt" fo:language="es" fo:country="ES" fo:font-weight="normal" style:font-size-asian="12pt" style:font-weight-asian="normal" style:font-size-complex="12pt" style:font-weight-complex="normal"/>
    </style:style>
    <style:style style:name="P155" style:family="paragraph" style:parent-style-name="Preformatted_20_Text">
      <style:paragraph-properties fo:margin-top="0cm" fo:margin-bottom="0.499cm" style:contextual-spacing="false"/>
      <style:text-properties fo:color="#800000" style:font-name="Liberation Serif" fo:font-size="12pt" fo:language="es" fo:country="ES" fo:font-weight="normal" officeooo:paragraph-rsid="00419a96" style:font-size-asian="12pt" style:font-weight-asian="normal" style:font-size-complex="12pt" style:font-weight-complex="normal"/>
    </style:style>
    <style:style style:name="P156" style:family="paragraph" style:parent-style-name="Preformatted_20_Text">
      <style:paragraph-properties fo:margin-top="0cm" fo:margin-bottom="0.499cm" style:contextual-spacing="false"/>
      <style:text-properties fo:color="#7e0021"/>
    </style:style>
    <style:style style:name="P157" style:family="paragraph" style:parent-style-name="Preformatted_20_Text">
      <style:paragraph-properties fo:margin-top="0cm" fo:margin-bottom="0.499cm" style:contextual-spacing="false"/>
      <style:text-properties fo:color="#7e0021" fo:language="es" fo:country="ES"/>
    </style:style>
    <style:style style:name="P158" style:family="paragraph" style:parent-style-name="Preformatted_20_Text">
      <style:paragraph-properties fo:margin-top="0cm" fo:margin-bottom="0.499cm" style:contextual-spacing="false"/>
      <style:text-properties fo:color="#7e0021" style:font-name="Liberation Serif" fo:font-size="12pt" style:font-size-asian="12pt" style:font-size-complex="12pt"/>
    </style:style>
    <style:style style:name="P159" style:family="paragraph" style:parent-style-name="Preformatted_20_Text">
      <style:paragraph-properties fo:margin-top="0cm" fo:margin-bottom="0.499cm" style:contextual-spacing="false"/>
      <style:text-properties fo:color="#7e0021" style:font-name="Liberation Serif" fo:font-size="12pt" officeooo:rsid="004fe87c" officeooo:paragraph-rsid="004fe87c" style:font-size-asian="12pt" style:font-size-complex="12pt"/>
    </style:style>
    <style:style style:name="P160" style:family="paragraph" style:parent-style-name="Preformatted_20_Text">
      <style:paragraph-properties fo:margin-top="0cm" fo:margin-bottom="0.499cm" style:contextual-spacing="false"/>
      <style:text-properties fo:color="#7e0021" style:font-name="Liberation Serif" fo:font-size="12pt" fo:font-weight="normal" officeooo:rsid="004fe87c" officeooo:paragraph-rsid="004fe87c" style:font-size-asian="10.5pt" style:font-weight-asian="normal" style:font-size-complex="12pt" style:font-weight-complex="normal"/>
    </style:style>
    <style:style style:name="P161" style:family="paragraph" style:parent-style-name="Preformatted_20_Text">
      <style:paragraph-properties fo:margin-top="0cm" fo:margin-bottom="0.499cm" style:contextual-spacing="false"/>
      <style:text-properties fo:color="#7e0021" style:font-name="Liberation Serif" fo:font-size="12pt" fo:font-weight="normal" officeooo:rsid="00540a20" officeooo:paragraph-rsid="00540a20" style:font-size-asian="10.5pt" style:font-weight-asian="normal" style:font-size-complex="12pt" style:font-weight-complex="normal"/>
    </style:style>
    <style:style style:name="P162" style:family="paragraph" style:parent-style-name="Preformatted_20_Text">
      <style:paragraph-properties fo:margin-top="0cm" fo:margin-bottom="0.499cm" style:contextual-spacing="false"/>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63" style:family="paragraph" style:parent-style-name="Preformatted_20_Text">
      <style:paragraph-properties fo:margin-top="0cm" fo:margin-bottom="0.499cm" style:contextual-spacing="false"/>
      <style:text-properties fo:color="#7e0021" officeooo:paragraph-rsid="004fe87c"/>
    </style:style>
    <style:style style:name="P164" style:family="paragraph" style:parent-style-name="Preformatted_20_Text">
      <style:paragraph-properties fo:margin-top="0cm" fo:margin-bottom="0.499cm" style:contextual-spacing="false"/>
      <style:text-properties fo:color="#7e0021" officeooo:rsid="0051f201" officeooo:paragraph-rsid="0051f201"/>
    </style:style>
    <style:style style:name="P165" style:family="paragraph" style:parent-style-name="Preformatted_20_Text">
      <style:paragraph-properties fo:margin-top="0cm" fo:margin-bottom="0.499cm" style:contextual-spacing="false"/>
      <style:text-properties style:use-window-font-color="true" style:font-name="Liberation Serif" fo:font-size="12pt" officeooo:rsid="004fe87c" officeooo:paragraph-rsid="004fe87c" style:font-size-asian="12pt" style:font-size-complex="12pt"/>
    </style:style>
    <style:style style:name="P166" style:family="paragraph" style:parent-style-name="Preformatted_20_Text">
      <style:paragraph-properties fo:margin-top="0cm" fo:margin-bottom="0.499cm" style:contextual-spacing="false"/>
      <style:text-properties style:use-window-font-color="true" style:font-name="Liberation Serif" fo:font-size="12pt" officeooo:rsid="0051f201" officeooo:paragraph-rsid="0051f201" style:font-size-asian="12pt" style:font-size-complex="12pt"/>
    </style:style>
    <style:style style:name="P167" style:family="paragraph" style:parent-style-name="Preformatted_20_Text">
      <style:paragraph-properties fo:margin-top="0cm" fo:margin-bottom="0.499cm" style:contextual-spacing="false"/>
      <style:text-properties style:use-window-font-color="true" style:font-name="Liberation Serif" fo:font-size="12pt" fo:font-weight="normal" officeooo:rsid="004fe87c" officeooo:paragraph-rsid="004fe87c" style:font-size-asian="10.5pt" style:font-weight-asian="normal" style:font-size-complex="12pt" style:font-weight-complex="normal"/>
    </style:style>
    <style:style style:name="P168" style:family="paragraph" style:parent-style-name="Preformatted_20_Text">
      <style:paragraph-properties fo:margin-top="0cm" fo:margin-bottom="0.499cm" style:contextual-spacing="false"/>
      <style:text-properties style:use-window-font-color="true" style:font-name="Liberation Serif" fo:font-size="12pt" fo:font-weight="normal" officeooo:rsid="00540a20" officeooo:paragraph-rsid="00540a20" style:font-size-asian="10.5pt" style:font-weight-asian="normal" style:font-size-complex="12pt" style:font-weight-complex="normal"/>
    </style:style>
    <style:style style:name="P169" style:family="paragraph" style:parent-style-name="Preformatted_20_Text">
      <style:paragraph-properties fo:margin-top="0cm" fo:margin-bottom="0.499cm" style:contextual-spacing="false"/>
      <style:text-properties style:use-window-font-color="true" style:font-name="Liberation Serif" fo:font-size="12pt" fo:font-weight="normal" officeooo:rsid="004fe87c" officeooo:paragraph-rsid="004fe87c" style:font-size-asian="12pt" style:font-weight-asian="normal" style:font-size-complex="12pt" style:font-weight-complex="normal"/>
    </style:style>
    <style:style style:name="P170" style:family="paragraph" style:parent-style-name="Preformatted_20_Text">
      <style:paragraph-properties fo:margin-top="0cm" fo:margin-bottom="0.499cm" style:contextual-spacing="false"/>
      <style:text-properties style:use-window-font-color="true" style:font-name="Liberation Serif" fo:font-size="12pt" fo:font-weight="normal" officeooo:rsid="00540a20" officeooo:paragraph-rsid="00540a20" style:font-size-asian="12pt" style:font-weight-asian="normal" style:font-size-complex="12pt" style:font-weight-complex="normal"/>
    </style:style>
    <style:style style:name="P171" style:family="paragraph" style:parent-style-name="Preformatted_20_Text">
      <style:paragraph-properties fo:margin-top="0cm" fo:margin-bottom="0.499cm" style:contextual-spacing="false"/>
      <style:text-properties style:use-window-font-color="true" style:font-name="Liberation Serif" fo:font-size="16pt" fo:font-weight="bold" officeooo:rsid="004fe87c" officeooo:paragraph-rsid="004fe87c" style:font-size-asian="14pt" style:font-weight-asian="bold" style:font-size-complex="16pt" style:font-weight-complex="bold"/>
    </style:style>
    <style:style style:name="P172" style:family="paragraph" style:parent-style-name="Preformatted_20_Text">
      <style:paragraph-properties fo:margin-top="0cm" fo:margin-bottom="0.499cm" style:contextual-spacing="false"/>
      <style:text-properties style:use-window-font-color="true" style:font-name="Liberation Serif" fo:font-size="16pt" fo:font-weight="bold" officeooo:rsid="005251cd" officeooo:paragraph-rsid="005251cd" style:font-size-asian="14pt" style:font-weight-asian="bold" style:font-size-complex="16pt" style:font-weight-complex="bold"/>
    </style:style>
    <style:style style:name="P173" style:family="paragraph" style:parent-style-name="Preformatted_20_Text">
      <style:paragraph-properties fo:margin-top="0cm" fo:margin-bottom="0.499cm" style:contextual-spacing="false"/>
      <style:text-properties style:use-window-font-color="true" style:font-name="Liberation Serif" fo:font-size="16pt" fo:font-weight="bold" officeooo:rsid="00540a20" officeooo:paragraph-rsid="00540a20" style:font-size-asian="14pt" style:font-weight-asian="bold" style:font-size-complex="16pt" style:font-weight-complex="bold"/>
    </style:style>
    <style:style style:name="P174" style:family="paragraph" style:parent-style-name="Preformatted_20_Text">
      <style:paragraph-properties fo:margin-top="0cm" fo:margin-bottom="0.499cm" style:contextual-spacing="false"/>
      <style:text-properties style:use-window-font-color="true" style:font-name="Liberation Serif" fo:font-size="14pt" fo:font-weight="bold" officeooo:rsid="004fe87c" officeooo:paragraph-rsid="004fe87c" style:font-size-asian="12.25pt" style:font-weight-asian="bold" style:font-size-complex="14pt" style:font-weight-complex="bold"/>
    </style:style>
    <style:style style:name="P175" style:family="paragraph" style:parent-style-name="Preformatted_20_Text">
      <style:paragraph-properties fo:margin-top="0cm" fo:margin-bottom="0.499cm" style:contextual-spacing="false"/>
      <style:text-properties style:font-name="Liberation Serif" officeooo:paragraph-rsid="004fe87c"/>
    </style:style>
    <style:style style:name="P176" style:family="paragraph" style:parent-style-name="Preformatted_20_Text">
      <style:paragraph-properties fo:margin-top="0cm" fo:margin-bottom="0.499cm" style:contextual-spacing="false"/>
      <style:text-properties style:font-name="Liberation Serif" fo:font-size="12pt" officeooo:rsid="004fe87c" officeooo:paragraph-rsid="004fe87c" style:font-size-asian="12pt" style:font-size-complex="12pt"/>
    </style:style>
    <style:style style:name="P177" style:family="paragraph" style:parent-style-name="Preformatted_20_Text">
      <style:paragraph-properties fo:margin-top="0cm" fo:margin-bottom="0.499cm" style:contextual-spacing="false"/>
      <style:text-properties style:font-name="Liberation Serif" fo:font-size="12pt" fo:font-weight="normal" officeooo:rsid="004fe87c" officeooo:paragraph-rsid="004fe87c" style:font-size-asian="10.5pt" style:font-weight-asian="normal" style:font-size-complex="12pt" style:font-weight-complex="normal"/>
    </style:style>
    <style:style style:name="P178" style:family="paragraph" style:parent-style-name="Preformatted_20_Text">
      <style:paragraph-properties fo:margin-top="0cm" fo:margin-bottom="0.499cm" style:contextual-spacing="false"/>
      <style:text-properties style:font-name="Liberation Serif" fo:font-size="12pt" fo:font-weight="normal" officeooo:rsid="0051f201" officeooo:paragraph-rsid="0051f201" style:font-size-asian="10.5pt" style:font-weight-asian="normal" style:font-size-complex="12pt" style:font-weight-complex="normal"/>
    </style:style>
    <style:style style:name="P179" style:family="paragraph" style:parent-style-name="Preformatted_20_Text">
      <style:paragraph-properties fo:margin-top="0cm" fo:margin-bottom="0.499cm" style:contextual-spacing="false"/>
      <style:text-properties style:font-name="Liberation Serif" fo:font-size="12pt" fo:font-weight="normal" officeooo:rsid="00540a20" officeooo:paragraph-rsid="00540a20" style:font-size-asian="10.5pt" style:font-weight-asian="normal" style:font-size-complex="12pt" style:font-weight-complex="normal"/>
    </style:style>
    <style:style style:name="P180" style:family="paragraph" style:parent-style-name="Preformatted_20_Text">
      <style:paragraph-properties fo:margin-top="0cm" fo:margin-bottom="0.499cm" style:contextual-spacing="false"/>
      <style:text-properties style:font-name="Liberation Serif" fo:font-size="12pt" fo:font-weight="normal" officeooo:rsid="00540a20" officeooo:paragraph-rsid="00540a20" style:font-size-asian="12pt" style:font-weight-asian="normal" style:font-size-complex="12pt" style:font-weight-complex="normal"/>
    </style:style>
    <style:style style:name="P181" style:family="paragraph" style:parent-style-name="Preformatted_20_Text">
      <style:paragraph-properties fo:margin-top="0cm" fo:margin-bottom="0.499cm" style:contextual-spacing="false"/>
      <style:text-properties style:font-name="Liberation Serif" fo:font-size="14pt" fo:font-weight="bold" officeooo:rsid="004fe87c" officeooo:paragraph-rsid="004fe87c" style:font-size-asian="12.25pt" style:font-weight-asian="bold" style:font-size-complex="14pt" style:font-weight-complex="bold"/>
    </style:style>
    <style:style style:name="P182" style:family="paragraph" style:parent-style-name="Preformatted_20_Text">
      <style:paragraph-properties fo:margin-top="0cm" fo:margin-bottom="0.499cm" style:contextual-spacing="false"/>
      <style:text-properties style:font-name="Liberation Serif" fo:font-size="16pt" fo:font-weight="bold" officeooo:rsid="00516284" officeooo:paragraph-rsid="00516284" style:font-size-asian="14pt" style:font-weight-asian="bold" style:font-size-complex="16pt" style:font-weight-complex="bold"/>
    </style:style>
    <style:style style:name="P183" style:family="paragraph" style:parent-style-name="Preformatted_20_Text">
      <style:paragraph-properties fo:margin-top="0cm" fo:margin-bottom="0.499cm" style:contextual-spacing="false"/>
      <style:text-properties style:font-name="Liberation Serif" fo:font-size="16pt" fo:font-weight="bold" officeooo:rsid="00540a20" officeooo:paragraph-rsid="00540a20" style:font-size-asian="14pt" style:font-weight-asian="bold" style:font-size-complex="16pt" style:font-weight-complex="bold"/>
    </style:style>
    <style:style style:name="P184" style:family="paragraph" style:parent-style-name="Preformatted_20_Text">
      <style:paragraph-properties fo:margin-top="0cm" fo:margin-bottom="0.499cm" style:contextual-spacing="false"/>
      <style:text-properties officeooo:paragraph-rsid="00516284"/>
    </style:style>
    <style:style style:name="P185" style:family="paragraph" style:parent-style-name="Preformatted_20_Text">
      <style:paragraph-properties fo:margin-top="0cm" fo:margin-bottom="0.499cm" style:contextual-spacing="false"/>
      <style:text-properties fo:font-size="16pt" fo:font-weight="bold" officeooo:rsid="00540a20" officeooo:paragraph-rsid="00540a20" style:font-size-asian="14pt" style:font-weight-asian="bold" style:font-size-complex="16pt" style:font-weight-complex="bold"/>
    </style:style>
    <style:style style:name="P186" style:family="paragraph" style:parent-style-name="Preformatted_20_Text">
      <style:paragraph-properties fo:margin-top="0cm" fo:margin-bottom="0.499cm" style:contextual-spacing="false"/>
      <style:text-properties fo:font-size="14pt" fo:language="es" fo:country="ES" fo:font-weight="bold" officeooo:rsid="0034ab98" officeooo:paragraph-rsid="004fe87c" style:font-size-asian="12.25pt" style:font-weight-asian="bold" style:font-size-complex="14pt" style:font-weight-complex="bold"/>
    </style:style>
    <style:style style:name="P187" style:family="paragraph" style:parent-style-name="Text_20_body">
      <style:paragraph-properties>
        <style:tab-stops>
          <style:tab-stop style:position="0.635cm"/>
        </style:tab-stops>
      </style:paragraph-properties>
      <style:text-properties style:use-window-font-color="true" fo:font-size="14pt" fo:language="ca" fo:country="ES" fo:font-weight="bold" officeooo:rsid="00441151" officeooo:paragraph-rsid="00441151" style:font-size-asian="14pt" style:font-weight-asian="bold" style:font-size-complex="14pt" style:font-weight-complex="bold"/>
    </style:style>
    <style:style style:name="P188" style:family="paragraph" style:parent-style-name="Text_20_body">
      <style:text-properties style:use-window-font-color="true" fo:font-size="14pt" fo:language="es" fo:country="ES" fo:font-weight="normal" officeooo:rsid="0036455c" officeooo:paragraph-rsid="0036455c" style:font-size-asian="14pt" style:font-weight-asian="normal" style:font-size-complex="14pt" style:font-weight-complex="normal"/>
    </style:style>
    <style:style style:name="P189" style:family="paragraph" style:parent-style-name="Text_20_body">
      <style:paragraph-properties>
        <style:tab-stops>
          <style:tab-stop style:position="0.635cm"/>
        </style:tab-stops>
      </style:paragraph-properties>
      <style:text-properties style:use-window-font-color="true" fo:font-size="12pt" fo:language="es" fo:country="ES" fo:font-weight="normal" officeooo:rsid="00441151" officeooo:paragraph-rsid="00441151" style:font-size-asian="12pt" style:font-weight-asian="normal" style:font-size-complex="12pt" style:font-weight-complex="normal"/>
    </style:style>
    <style:style style:name="P190" style:family="paragraph" style:parent-style-name="Text_20_body">
      <style:paragraph-properties>
        <style:tab-stops>
          <style:tab-stop style:position="0.635cm"/>
        </style:tab-stops>
      </style:paragraph-properties>
      <style:text-properties fo:color="#0000ff" fo:font-size="12pt" fo:language="es" fo:country="ES" fo:font-weight="normal" officeooo:rsid="00441151" officeooo:paragraph-rsid="00441151" style:font-size-asian="12pt" style:font-weight-asian="normal" style:font-size-complex="12pt" style:font-weight-complex="normal"/>
    </style:style>
    <style:style style:name="P191" style:family="paragraph" style:parent-style-name="Text_20_body">
      <style:text-properties fo:color="#0000ff" fo:language="es" fo:country="ES" officeooo:paragraph-rsid="001f1bd7"/>
    </style:style>
    <style:style style:name="P192" style:family="paragraph" style:parent-style-name="Heading_20_3">
      <style:text-properties fo:color="#000000" fo:font-size="14pt" fo:language="es" fo:country="ES" fo:font-weight="bold" officeooo:rsid="001c481d" officeooo:paragraph-rsid="001c481d" style:font-size-asian="14pt" style:font-weight-asian="bold" style:font-size-complex="14pt" style:font-weight-complex="bold"/>
    </style:style>
    <style:style style:name="P193" style:family="paragraph" style:parent-style-name="Heading_20_3">
      <style:text-properties style:use-window-font-color="true" fo:font-size="14pt" fo:language="es" fo:country="ES" fo:font-weight="normal" officeooo:rsid="00296af8" officeooo:paragraph-rsid="00296af8" style:font-size-asian="14pt" style:font-weight-asian="normal" style:font-size-complex="14pt" style:font-weight-complex="normal"/>
    </style:style>
    <style:style style:name="P194" style:family="paragraph" style:parent-style-name="Heading_20_4">
      <style:paragraph-properties>
        <style:tab-stops>
          <style:tab-stop style:position="0.635cm"/>
        </style:tab-stops>
      </style:paragraph-properties>
      <style:text-properties style:use-window-font-color="true" fo:font-size="14pt" fo:language="es" fo:country="ES" fo:font-weight="bold" officeooo:rsid="00439041" officeooo:paragraph-rsid="00439041" style:font-size-asian="14pt" style:font-weight-asian="bold" style:font-size-complex="14pt" style:font-weight-complex="bold"/>
    </style:style>
    <style:style style:name="P195" style:family="paragraph" style:parent-style-name="Standard">
      <style:text-properties fo:font-size="16pt" fo:language="es" fo:country="ES" fo:font-weight="bold" officeooo:rsid="00540a20" officeooo:paragraph-rsid="0059d72b" style:font-size-asian="16pt" style:font-weight-asian="bold" style:font-size-complex="16pt" style:font-weight-complex="bold"/>
    </style:style>
    <style:style style:name="T1" style:family="text">
      <style:text-properties fo:font-size="12pt" fo:font-weight="normal" officeooo:rsid="001c481d"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s" fo:country="ES" fo:font-weight="normal" officeooo:rsid="0027bf3d" style:font-size-asian="10.5pt" style:font-weight-asian="normal" style:font-size-complex="12pt" style:font-weight-complex="normal"/>
    </style:style>
    <style:style style:name="T4" style:family="text">
      <style:text-properties fo:font-size="12pt" fo:language="es" fo:country="ES" fo:font-weight="normal" style:font-size-asian="12pt" style:font-weight-asian="normal" style:font-size-complex="12pt" style:font-weight-complex="normal"/>
    </style:style>
    <style:style style:name="T5" style:family="text">
      <style:text-properties officeooo:rsid="001fcddf"/>
    </style:style>
    <style:style style:name="T6" style:family="text">
      <style:text-properties fo:color="#0000cc"/>
    </style:style>
    <style:style style:name="T7" style:family="text">
      <style:text-properties fo:color="#0000cc" fo:font-size="12pt" fo:font-weight="normal" officeooo:rsid="0020f4b4" style:font-size-asian="10.5pt" style:font-weight-asian="normal" style:font-size-complex="12pt" style:font-weight-complex="normal"/>
    </style:style>
    <style:style style:name="T8" style:family="text">
      <style:text-properties fo:color="#0000cc" fo:language="es" fo:country="ES"/>
    </style:style>
    <style:style style:name="T9" style:family="text">
      <style:text-properties officeooo:rsid="00298b34"/>
    </style:style>
    <style:style style:name="T10" style:family="text">
      <style:text-properties officeooo:rsid="002ba223"/>
    </style:style>
    <style:style style:name="T11" style:family="text">
      <style:text-properties officeooo:rsid="0037a44e"/>
    </style:style>
    <style:style style:name="T12" style:family="text">
      <style:text-properties officeooo:rsid="003d7910"/>
    </style:style>
    <style:style style:name="T13" style:family="text">
      <style:text-properties fo:font-weight="bold" style:font-weight-asian="bold" style:font-weight-complex="bold"/>
    </style:style>
    <style:style style:name="T14" style:family="text">
      <style:text-properties officeooo:rsid="003e26de"/>
    </style:style>
    <style:style style:name="T15" style:family="text">
      <style:text-properties fo:font-weight="normal" style:font-weight-asian="normal" style:font-weight-complex="normal"/>
    </style:style>
    <style:style style:name="T16" style:family="text">
      <style:text-properties fo:font-weight="normal" officeooo:rsid="00494ca5" style:font-weight-asian="normal" style:font-weight-complex="normal"/>
    </style:style>
    <style:style style:name="T17" style:family="text">
      <style:text-properties officeooo:rsid="00419a96"/>
    </style:style>
    <style:style style:name="T18" style:family="text">
      <style:text-properties fo:color="#0000ff"/>
    </style:style>
    <style:style style:name="T19" style:family="text">
      <style:text-properties fo:color="#0000ff" style:font-name="Liberation Serif" fo:language="es" fo:country="ES" officeooo:rsid="00439041"/>
    </style:style>
    <style:style style:name="T20" style:family="text">
      <style:text-properties style:font-name="Liberation Serif"/>
    </style:style>
    <style:style style:name="T21" style:family="text">
      <style:text-properties style:font-name="Liberation Serif" fo:language="es" fo:country="ES"/>
    </style:style>
    <style:style style:name="T22" style:family="text">
      <style:text-properties style:font-name="Liberation Serif" fo:font-size="12pt" fo:font-weight="normal" style:font-size-asian="12pt" style:font-weight-asian="normal" style:font-size-complex="12pt" style:font-weight-complex="normal"/>
    </style:style>
    <style:style style:name="T23" style:family="text">
      <style:text-properties officeooo:rsid="00461874"/>
    </style:style>
    <style:style style:name="T24" style:family="text">
      <style:text-properties fo:language="es" fo:country="ES"/>
    </style:style>
    <style:style style:name="T25" style:family="text">
      <style:text-properties officeooo:rsid="00494ca5"/>
    </style:style>
    <style:style style:name="T26" style:family="text">
      <style:text-properties fo:color="#7e0021"/>
    </style:style>
    <style:style style:name="T27" style:family="text">
      <style:text-properties fo:color="#7e0021" officeooo:rsid="0055de31"/>
    </style:style>
    <style:style style:name="T28" style:family="text">
      <style:text-properties style:use-window-font-color="true" style:font-name="Liberation Serif" fo:font-size="12pt" fo:font-weight="normal" officeooo:rsid="00516284" style:font-size-asian="10.5pt" style:font-weight-asian="normal" style:font-size-complex="12pt" style:font-weight-complex="normal"/>
    </style:style>
    <style:style style:name="T29" style:family="text">
      <style:text-properties style:use-window-font-color="true" style:font-name="Liberation Serif" fo:font-size="12pt" officeooo:rsid="00516284" style:font-size-asian="12pt" style:font-size-complex="12pt"/>
    </style:style>
    <style:style style:name="T30" style:family="text">
      <style:text-properties officeooo:rsid="004d4b2b"/>
    </style:style>
    <style:style style:name="T31" style:family="text">
      <style:text-properties officeooo:rsid="004dfa51"/>
    </style:style>
    <style:style style:name="T32" style:family="text">
      <style:text-properties officeooo:rsid="004fe87c"/>
    </style:style>
    <style:style style:name="T33" style:family="text">
      <style:text-properties officeooo:rsid="0059d7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Project: (Primeres idees i conceptes)</text:p>
      <text:p text:style-name="P94"/>
      <text:p text:style-name="P96">JSON generator</text:p>
      <text:p text:style-name="P96"><text:a xlink:type="simple" xlink:href="http://www.json-generator.com/"><text:span text:style-name="Source_20_Text">www.json-generator.com/</text:span></text:a></text:p>
      <text:p text:style-name="P195"><text:span text:style-name="Source_20_Text"/></text:p>
      <text:h text:style-name="P192" text:outline-level="3">Centralització de logs JSON en BBDD i post-processat</text:h>
      <text:p text:style-name="P191">Actualment existeixen BBDD pensades per a emmagatzemar documents en format JSON. </text:p>
      <text:p text:style-name="P191">Això permet que la sortida en format JSON del journal de diverses màquines s'emmagatzemi de manera centralitzada per a un posterior processat. En aquest àmbit existeixen bases de dades com Elasticsearch o Rethinkdb. Per al post-processat existeix l'entorn ELK (Elasticsearch + Kibana) que està pensat per anàlisi de sèries temporals de dades com són els logs. </text:p>
      <text:p text:style-name="P191">L'estructura d'un sistema com aquest seria:</text:p>
      <text:p text:style-name="P13">Logstash:</text:p>
      <text:p text:style-name="P14">Syslog -</text:p>
      <text:p text:style-name="P14">Rsyslog -</text:p>
      <text:p text:style-name="P14"><text:tab/><text:tab/>Syslog-ng – Logstash – Elastik Search –(ELK)- Kibana </text:p>
      <text:p text:style-name="P14">Syslog-ng -</text:p>
      <text:p text:style-name="P14">Journal -</text:p>
      <text:p text:style-name="P14"/>
      <text:p text:style-name="P11">Logstash: Log máquina de cortar de entrada y <text:span text:style-name="T5">jugador</text:span> <text:span text:style-name="T5">de escritura de salida (output write)</text:span></text:p>
      <text:p text:style-name="P11"><text:bookmark text:name="result_box"/>Elasticsearch: La indexación, almacenamiento y motor de recuperación</text:p>
      <text:p text:style-name="P11">Kibana: visualizador de datos</text:p>
      <text:p text:style-name="P14"/>
      <text:p text:style-name="P76">Mirar compatibilitat entre la versió utilitzada de Elasticsearch i logstash, això comporta problemes ja que kibana requereix la úlitma versio de Elasticsearch, la cual no es del tot compatible amb logstash. </text:p>
      <text:p text:style-name="P76">ALTERNATIVA: </text:p>
      <text:p text:style-name="P105"><text:span text:style-name="T7">-EFK - </text:span><text:span text:style-name="T6">Elasticsearch FluentD Kibana</text:span></text:p>
      <text:p text:style-name="P106"><text:span text:style-name="T1">-</text:span>ERK =&gt; Elasticsearch Rsyslogd Kibana </text:p>
      <text:p text:style-name="P106"/>
      <text:p text:style-name="P106"/>
      <text:p text:style-name="P15">Logstash (Necessita Redit per assegurar la fiabilitat)</text:p>
      <text:p text:style-name="P15"/>
      <text:p text:style-name="P16">Splunk – Open source per revisar els syslogs. (&lt;500MB de logs al dia)</text:p>
      <text:p text:style-name="P12"/>
      <text:p text:style-name="P12"/>
      <text:p text:style-name="P12">Elastalert (Opensource per enviar notificacions per els diferents events a triar)</text:p>
      <text:p text:style-name="P12"/>
      <text:p text:style-name="P12"/>
      <text:p text:style-name="P12">No es recomana gestiona l'autentificació d'usuaris (Buscar utilitats d'ajuda simples)</text:p>
      <text:p text:style-name="P1"><text:a xlink:type="simple" xlink:href="https://github.com/bitly/oauth2_proxy"><text:span text:style-name="T24">https://github.com/bitly/oauth2_proxy</text:span></text:a></text:p>
      <text:p text:style-name="P13">o</text:p>
      <text:p text:style-name="P13">https://www.graylog.org/</text:p>
      <text:p text:style-name="P13"/>
      <text:p text:style-name="P13"/>
      <text:p text:style-name="P13">Kafka, ActiveRQ, RabbitRQ – Sutilitza en ELK per aturar el cluster i no perdre cap log</text:p>
      <text:p text:style-name="P13"/>
      <text:p text:style-name="P13"><text:soft-page-break/></text:p>
      <text:p text:style-name="P13">Linkedin utilitza ELK – kafka en els seus datacenters</text:p>
      <text:p text:style-name="P13"/>
      <text:p text:style-name="P13"/>
      <text:p text:style-name="P97">Logstash:</text:p>
      <text:p text:style-name="P42"><text:a xlink:type="simple" xlink:href="https://www.elastic.co/guide/en/logstash/current/introduction.html"><text:span text:style-name="T24">https://www.elastic.co/guide/en/logstash/current/introduction.html</text:span></text:a></text:p>
      <text:p text:style-name="P43"><text:a xlink:type="simple" xlink:href="https://www.elastic.co/guide/en/logstash/current/installing-logstash.html"><text:span text:style-name="T24">https://www.elastic.co/guide/en/logstash/current/installing-logstash.html</text:span></text:a></text:p>
      <text:p text:style-name="P45"/>
      <text:p text:style-name="P45">Intalling:</text:p>
      <text:p text:style-name="P118">rpm --import https://packages.elastic.co/GPG-KEY-elasticsearch</text:p>
      <text:p text:style-name="P17"/>
      <text:p text:style-name="P55"><text:span text:style-name="T3">create: </text:span><text:span text:style-name="Source_20_Text"><text:span text:style-name="T24">/etc/yum.repos.d/logstash.repo</text:span></text:span></text:p>
      <text:p text:style-name="P118">[logstash-2.3]</text:p>
      <text:p text:style-name="P122">name=Logstash repository for 2.3.x packages</text:p>
      <text:p text:style-name="P122">baseurl=http://packages.elastic.co/logstash/2.3/centos</text:p>
      <text:p text:style-name="P122">gpgcheck=1</text:p>
      <text:p text:style-name="P122">gpgkey=http://packages.elastic.co/GPG-KEY-elasticsearch</text:p>
      <text:p text:style-name="P152">enabled=1</text:p>
      <text:p text:style-name="P152">yum install logstash</text:p>
      <text:p text:style-name="P98">#Testing</text:p>
      <text:p text:style-name="P121">Probar la configuració per consola:</text:p>
      <text:p text:style-name="P123">bin/logstash -e 'input { stdin { } } output { stdout {} }'</text:p>
      <text:p text:style-name="P98"/>
      <text:p text:style-name="P32">hello world </text:p>
      <text:p text:style-name="P32">2016-04-29T10:16:35.879Z i13 hello world </text:p>
      <text:p text:style-name="P98"/>
      <text:p text:style-name="P99">Configuració avançada:</text:p>
      <text:p text:style-name="P4"><text:a xlink:type="simple" xlink:href="https://www.elastic.co/guide/en/logstash/current/advanced-pipeline.html"><text:span text:style-name="T24">https://www.elastic.co/guide/en/logstash/current/advanced-pipeline.html</text:span></text:a></text:p>
      <text:p text:style-name="P18"/>
      <text:p text:style-name="P18">Input plugin → Filter ?Plugin → Output Plugin</text:p>
      <text:p text:style-name="P38">-<text:span text:style-name="T9">Input y output son obligatoris, filter es opcional.</text:span></text:p>
      <text:p text:style-name="P18"/>
      <text:p text:style-name="P67">Logstash agafa dades d'una font, el filtre transforma aquestes dades I les escriu per l<text:span text:style-name="T10">'</text:span>output indicat.</text:p>
      <text:p text:style-name="P68"/>
      <text:p text:style-name="P68">Al iniciar una instancia logstah, s'indica amb -f el fitxer de configuració que definirà la instancia.</text:p>
      <text:p text:style-name="P18"/>
      <text:p text:style-name="P19">Comprobar la configuració:</text:p>
      <text:p text:style-name="P107">[root@i13 logstash]# logstash -f conf.d/first-pipeline.conf --configtest </text:p>
      <text:p text:style-name="P107">Configuration OK </text:p>
      <text:p text:style-name="P107"/>
      <text:p text:style-name="P108">first-pipeline.conf:</text:p>
      <text:p text:style-name="P125">input {</text:p>
      <text:p text:style-name="P126"><text:s text:c="4"/>file {</text:p>
      <text:p text:style-name="P126"><text:s text:c="8"/>path =&gt; "/Users/palecur/logstash-1.5.2/logstash-tutorial-dataset"</text:p>
      <text:p text:style-name="P126"><text:s text:c="8"/>start_position =&gt; beginning</text:p>
      <text:p text:style-name="P126"><text:s text:c="4"/>}</text:p>
      <text:p text:style-name="P126">}</text:p>
      <text:p text:style-name="P126">filter {</text:p>
      <text:p text:style-name="P126"><text:s text:c="4"/>grok {</text:p>
      <text:p text:style-name="P126"><text:s text:c="8"/>match =&gt; { "message" =&gt; "%{COMBINEDAPACHELOG}"}</text:p>
      <text:p text:style-name="P126"><text:s text:c="4"/>}</text:p>
      <text:p text:style-name="P126"><text:soft-page-break/><text:s text:c="4"/>geoip {</text:p>
      <text:p text:style-name="P126"><text:s text:c="8"/>source =&gt; "clientip"</text:p>
      <text:p text:style-name="P126"><text:s text:c="4"/>}</text:p>
      <text:p text:style-name="P126">}</text:p>
      <text:p text:style-name="P126">output {</text:p>
      <text:p text:style-name="P126"><text:s text:c="4"/>elasticsearch {}</text:p>
      <text:p text:style-name="P126"><text:s text:c="4"/>stdout {}</text:p>
      <text:p text:style-name="P153">}</text:p>
      <text:p text:style-name="P108"/>
      <text:p text:style-name="P108">-Executar per a que ens retorni el format json dels logs indicats:</text:p>
      <text:p text:style-name="P108"/>
      <text:p text:style-name="P109">curl -XGET 'localhost:9200/logstash-2016.05.02/_search?q=response=200' | jq . </text:p>
      <text:p text:style-name="P107"/>
      <text:p text:style-name="P18"/>
      <text:h text:style-name="P193" text:outline-level="3">Multiple Input and Output Plugins</text:h>
      <text:p text:style-name="P188">(FAIL!!!)</text:p>
      <text:p text:style-name="P20">Install filebeat:</text:p>
      <text:p text:style-name="P7"><text:a xlink:type="simple" xlink:href="https://www.elastic.co/guide/en/beats/libbeat/current/setup-repositories.html"><text:span text:style-name="T24">https://www.elastic.co/guide/en/beats/libbeat/current/setup-repositories.html</text:span></text:a></text:p>
      <text:p text:style-name="P20"/>
      <text:p text:style-name="P119">sudo rpm --import https://packages.elastic.co/GPG-KEY-elasticsearch</text:p>
      <text:p text:style-name="P20"/>
      <text:p text:style-name="P119">[beats]</text:p>
      <text:p text:style-name="P122">name=Elastic Beats Repository</text:p>
      <text:p text:style-name="P122">baseurl=https://packages.elastic.co/beats/yum/el/$basearch</text:p>
      <text:p text:style-name="P122">enabled=1</text:p>
      <text:p text:style-name="P122">gpgkey=https://packages.elastic.co/GPG-KEY-elasticsearch</text:p>
      <text:p text:style-name="P152">gpgcheck=1</text:p>
      <text:p text:style-name="P119">sudo yum install filebeat</text:p>
      <text:p text:style-name="P20"/>
      <text:p text:style-name="P69">Filebeat:</text:p>
      <text:p text:style-name="P69">Es una eina lleugera, que recull els logs de fitxers en el servidor I els envía a la instancia logstash per ser procesats. </text:p>
      <text:p text:style-name="P69">El client Filebeat utilitza el protocol Beats per comunicarse amb la instancia logstash.</text:p>
      <text:p text:style-name="P69">Filebeat utilitza els recursos de la màquina que té les dades d'origen, I el plugin Beats minimitza el consum de recursos en la instancia logstash.</text:p>
      <text:p text:style-name="P69">En un us típic filebeat s'executa en una màquina diferent a la que s'està executant la instancia logstash</text:p>
      <text:p text:style-name="P68"/>
      <text:p text:style-name="P21">Escriure info de logstash en un file local:</text:p>
      <text:p text:style-name="P21">output {</text:p>
      <text:p text:style-name="P21"><text:tab/>file {</text:p>
      <text:p text:style-name="P21"><text:s text:c="4"/>path =&gt; /tmp/logs2015-05-03.txt</text:p>
      <text:p text:style-name="P21"><text:tab/>}</text:p>
      <text:p text:style-name="P21">Escriure en elasticsearch configurat en varis nodes:</text:p>
      <text:p text:style-name="P120">output {</text:p>
      <text:p text:style-name="P122"><text:s text:c="4"/>elasticsearch {</text:p>
      <text:p text:style-name="P122"><text:s text:c="8"/>hosts =&gt; ["IP Address 1:port1", "IP Address 2:port2", "IP Address 3"]</text:p>
      <text:p text:style-name="P152"><text:s text:c="4"/>}</text:p>
      <text:p text:style-name="P21"/>
      <text:p text:style-name="P18"><text:soft-page-break/></text:p>
      <text:p text:style-name="P18"/>
      <text:p text:style-name="P95">Stalled Shutdown Detection:</text:p>
      <text:p text:style-name="P22"/>
      <text:p text:style-name="P70">Te que parar tots els plugins d'entrada, filtrat i sortida</text:p>
      <text:p text:style-name="P70">Procesar tots els events que están <text:span text:style-name="T11">inflight </text:span>'al vol'</text:p>
      <text:p text:style-name="P70">Parar el porces logstash</text:p>
      <text:p text:style-name="P70"/>
      <text:p text:style-name="P70">I la duració del procés de tancada de logstash es impredecible, ja que:</text:p>
      <text:p text:style-name="P70"/>
      <text:p text:style-name="P70">Pot haber un plug-in d'entrada que rep les dades mes lentament, un filtre lent, un plug-in de sortida desconectat esperant a connectar-se per eliminar els events que estàn 'al vol'.</text:p>
      <text:p text:style-name="P70"/>
      <text:p text:style-name="P70">Logstash però, te un mecanisme de detecció, ja que analitza la tubería I plugins durant l'apagat. I proporciona diariament informació sobre el recompte d'events inflight en les cues internes. I una llista de subprocesos de treballs ocupats.</text:p>
      <text:p text:style-name="P70"/>
      <text:p text:style-name="P77">Amb la opció al executar logstash:</text:p>
      <text:p text:style-name="P58">--allow-unsafe-shutdown</text:p>
      <text:p text:style-name="P77">Habilitem que logstash s'interrompi a la força en el cas de un apagat estancat.</text:p>
      <text:p text:style-name="P100"/>
      <text:p text:style-name="P46">Stall Detection Example:</text:p>
      <text:p text:style-name="P47"/>
      <text:p text:style-name="P78">Al executarse amb la flag '–allow-unsafe-shutdown', aquesta execució de filtre lent, evita que la tubería logstash tanqui directament, així al sortir amb ctrl+c resulta que es perden events.</text:p>
      <text:p text:style-name="P110">logstash -e 'input { generator { } } filter { ruby { code =&gt; "sleep 10000" } } \</text:p>
      <text:p text:style-name="P154"><text:s text:c="21"/>output { stdout { codec =&gt; dots } }' -w 1 --allow-unsafe-shutdown</text:p>
      <text:p text:style-name="P89">Quant aquesta opció no està activada, logstash continua funcionant I produeixinformes periodicament.</text:p>
      <text:p text:style-name="P100"/>
      <text:p text:style-name="P101">Logstash Processing Pipeline:</text:p>
      <text:p text:style-name="P9"><text:a xlink:type="simple" xlink:href="https://www.elastic.co/guide/en/logstash/current/pipeline.html#pipeline"><text:span text:style-name="T24">https://www.elastic.co/guide/en/logstash/current/pipeline.html#pipeline</text:span></text:a></text:p>
      <text:p text:style-name="P10"><text:a xlink:type="simple" xlink:href="https://www.adictosaltrabajo.com/tutoriales/logstash/"><text:span text:style-name="T24">https://www.adictosaltrabajo.com/tutoriales/logstash/</text:span></text:a></text:p>
      <text:p text:style-name="P23"/>
      <text:p text:style-name="P78">Procesament en paral·lel:</text:p>
      <text:p text:style-name="P80">Consta de 3 etapes: input – filter – output:</text:p>
      <text:p text:style-name="P80"/>
      <text:p text:style-name="P80">input: Genera events</text:p>
      <text:p text:style-name="P80">filter: Permet modificar els events</text:p>
      <text:p text:style-name="P80">output: Envía els events al lloc indicats</text:p>
      <text:p text:style-name="P80"/>
      <text:p text:style-name="P80">input I output representen els codecs que permeten codificar/decodificar les dades a mesura que entren o surten de la tubería, sense usar filtres.</text:p>
      <text:p text:style-name="P24"/>
      <text:p text:style-name="P48">Input</text:p>
      <text:p text:style-name="P8"><text:a xlink:type="simple" xlink:href="https://www.elastic.co/guide/en/logstash/current/pipeline.html#_inputs"><text:span text:style-name="T24">https://www.elastic.co/guide/en/logstash/current/pipeline.html#_inputs</text:span></text:a></text:p>
      <text:p text:style-name="P8"><text:a xlink:type="simple" xlink:href="https://www.elastic.co/guide/en/logstash/current/input-plugins.html"><text:span text:style-name="T24">https://www.elastic.co/guide/en/logstash/current/input-plugins.html</text:span></text:a></text:p>
      <text:p text:style-name="P81"/>
      <text:p text:style-name="P80">S'utilitza per obtenir dades en logstash, les entrades mes utilitzades son:</text:p>
      <text:p text:style-name="P80"><text:soft-page-break/></text:p>
      <text:p text:style-name="P80">-file: Llegeix d'un fitxer del sistema (example.log)</text:p>
      <text:p text:style-name="P80">-syslog: Llegeix del port well-konwn 514, <text:span text:style-name="T12">per els misatges de registre del sistema.</text:span></text:p>
      <text:p text:style-name="P75"><text:a xlink:type="simple" xlink:href="https://www.elastic.co/guide/en/logstash/current/plugins-inputs-syslog.html"><text:span text:style-name="T24">https://www.elastic.co/guide/en/logstash/current/plugins-inputs-syslog.html</text:span></text:a></text:p>
      <text:p text:style-name="P83"/>
      <text:p text:style-name="P80">-<text:span text:style-name="T12">redis: Llegeix des d'un servidor redis, utilitzant canals I llistes de redis, Redis acostuma a utilitzarse com un intermediari en una instal·lació centralitzada logstash,i posa en cua els events logsatsh de cargadors remots.</text:span></text:p>
      <text:p text:style-name="P80">-<text:span text:style-name="T12">beats: Procesa els events enviats per Filebeat. https://www.elastic.co/downloads/beats/filebeat</text:span></text:p>
      <text:p text:style-name="P39"/>
      <text:p text:style-name="P23"/>
      <text:p text:style-name="P49">Filters</text:p>
      <text:p text:style-name="P44"><text:a xlink:type="simple" xlink:href="https://www.elastic.co/guide/en/logstash/current/filter-plugins.html"><text:span text:style-name="T4">https://www.elastic.co/guide/en/logstash/current/filter-plugins.html</text:span></text:a></text:p>
      <text:p text:style-name="P50"/>
      <text:p text:style-name="P82">Son dispositius de procesament intermediaris en logsatsh, Configuren un event si cumpleix els requisits. Exemples:</text:p>
      <text:p text:style-name="P82"/>
      <text:p text:style-name="P82">-grok: Analitza I estructura el text, <text:span text:style-name="T13">Es la millor eina de logstash per convertir els logs no estructurats en algo estructurat I consultable. </text:span></text:p>
      <text:p text:style-name="P82">-mutate: Permet realitzar tranformacions en els camps d'events, cambiar nom, eliminar...</text:p>
      <text:p text:style-name="P82">-drop: Elimina completament un event, per exemple debug events.</text:p>
      <text:p text:style-name="P82">-clone: realitza una copia d'un event, <text:span text:style-name="T14">afegint o treient camps</text:span></text:p>
      <text:p text:style-name="P84">-geoip: Afegeix informacio de la localització de la IP. (A mes mostra grafiques en Kibana).</text:p>
      <text:p text:style-name="P23"/>
      <text:p text:style-name="P51">Outputs:</text:p>
      <text:p text:style-name="P9"><text:a xlink:type="simple" xlink:href="https://www.elastic.co/guide/en/logstash/current/output-plugins.html"><text:span text:style-name="T24">https://www.elastic.co/guide/en/logstash/current/output-plugins.html</text:span></text:a></text:p>
      <text:p text:style-name="P25"/>
      <text:p text:style-name="P85">Es la fase final de logstash, un event pot pasar a través de múltiples outputs, però cuan el procés de output es completa, l'event finalitza la seva execució. Exemples:</text:p>
      <text:p text:style-name="P85"/>
      <text:p text:style-name="P85">-elasticsearch: Enviar dades d'events a elasticsearch. Dades guardades en un format eficient, facilment consultable...</text:p>
      <text:p text:style-name="P85">-file: Escriu l'event en un fitxer de disc</text:p>
      <text:p text:style-name="P9"><text:span text:style-name="T8">-graphite: Envía els events a graphite. </text:span><text:a xlink:type="simple" xlink:href="http://graphite.wikidot.com/"><text:span text:style-name="T24">http://graphite.wikidot.com/</text:span></text:a></text:p>
      <text:p text:style-name="P85">-statsd: Envía les dades de events a statsd, </text:p>
      <text:p text:style-name="P23"/>
      <text:p text:style-name="P51">Codecs</text:p>
      <text:p text:style-name="P9"><text:a xlink:type="simple" xlink:href="https://www.elastic.co/guide/en/logstash/current/codec-plugins.html"><text:span text:style-name="T24">https://www.elastic.co/guide/en/logstash/current/codec-plugins.html</text:span></text:a></text:p>
      <text:p text:style-name="P25"/>
      <text:p text:style-name="P85">Son fluxes de filtratge que poden funcionar com a part de input o output, permeten separar el tranport dels missatges des <text:s/>del procés de serialització. <text:span text:style-name="T23">S'utilitza cuan els logs no venen en text pla.</text:span> Exemples:</text:p>
      <text:p text:style-name="P85"/>
      <text:p text:style-name="P9"><text:span text:style-name="T8">-JSON: Codifica o decodfica dades en format json. </text:span><text:span text:style-name="T24"><text:s/></text:span><text:a xlink:type="simple" xlink:href="https://www.elastic.co/guide/en/logstash/current/plugins-codecs-json.html">https://www.elastic.co/guide/en/logstash/current/plugins-codecs-json.html</text:a></text:p>
      <text:p text:style-name="P25"/>
      <text:p text:style-name="P85">-multiline: Combina varies lineas d'events de text, amb excepció de Javai la pila de missatges de seguiment en un únic event. </text:p>
      <text:p text:style-name="P25"><text:s/></text:p>
      <text:p text:style-name="P51">Fault Tolerance:</text:p>
      <text:p text:style-name="P85">Logstash manté tots els events principals en la memória principal durant el procesament, I repon a <text:soft-page-break/>un SIGTERM al intentar parar entrades, <text:span text:style-name="T17">I es queda a l'espera d'events per acabar abans de pararse.</text:span></text:p>
      <text:p text:style-name="P86">Quan la tubería no es pot tancar, degut a un output o filtre atascat, logstash espera indefinidament, per exemple:</text:p>
      <text:p text:style-name="P86">Quan la s'envia la sortida a una base de dades inaccesible per logstash, es queda esperant indefinidament després de rebre el signterm.</text:p>
      <text:p text:style-name="P86">Per que logstash detecti aquestes situacions, es pot executar amb la flag:</text:p>
      <text:p text:style-name="P79"/>
      <text:p text:style-name="P111">logstash -e 'input { generator { } } filter { ruby { code =&gt; "sleep 10000" } } \</text:p>
      <text:p text:style-name="P155"><text:s text:c="21"/>output { stdout { codec =&gt; dots } }' -w 1 <text:span text:style-name="T13">--allow-unsafe-shutdown</text:span></text:p>
      <text:p text:style-name="P90">En aquest cas detecta aquestes situacions, I atura la tubería parada. </text:p>
      <text:p text:style-name="P90"/>
      <text:p text:style-name="P90">AVIS: Aix força kills del procés logstash, per tant pot comportar perdua de dades. Per tant sempre que sigui possible es millor apagar logstash de manera segura.</text:p>
      <text:p text:style-name="P90"/>
      <text:p text:style-name="P112">Execution Model</text:p>
      <text:p text:style-name="P91"/>
      <text:p text:style-name="P71">El model d'execució de logstash combina l'execució de inputs, filtres I outputs,.</text:p>
      <text:p text:style-name="P71">En l'actual versió de logstash (2.3), el procés de filtratge I sortida es realitza en la mateixa etapa, en versions anteriors eran etapes diferents. Aixo millora el rendiment. <text:s/></text:p>
      <text:p text:style-name="P71">Logstash ara es una tubería de micro-difusió, que es mes eficient que enfocar-ho tot d'una sola vegada.</text:p>
      <text:p text:style-name="P71"/>
      <text:p text:style-name="P72">Cada instrucció input del file de logstash, s'executa en el seu propi subproces.</text:p>
      <text:p text:style-name="P72">Els Inputs escriuen events en una aplicació Java SynchronousQueue comú.</text:p>
      <text:p text:style-name="P72">Aquesta cua no conté ningún event, en comptes de transferir cada event a un free worker, bloquejantse si estàn tots ocupats, cada subproces agafa un lot d'events for a d'aquesta cua. , el lot d'events s'executa segons els filtres, I a continuació executa els events filtrats a través de cualsevol dels outputs, la mida del lot I el numero de subprocesos son congifurables.</text:p>
      <text:p text:style-name="P72"/>
      <text:p text:style-name="P72">Codi d'exemple de de fluxe de process:</text:p>
      <text:p text:style-name="P59"/>
      <text:p text:style-name="P128">synchronous_queue = SynchronousQueue.new</text:p>
      <text:p text:style-name="P130">inputs.each do |input|</text:p>
      <text:p text:style-name="P130"><text:s text:c="2"/>Thread.new do</text:p>
      <text:p text:style-name="P130"><text:s text:c="4"/>input.run(synchronous_queue)</text:p>
      <text:p text:style-name="P130"><text:s text:c="2"/>end</text:p>
      <text:p text:style-name="P130">end</text:p>
      <text:p text:style-name="P130">num_pipeline_workers.times do</text:p>
      <text:p text:style-name="P130"><text:s text:c="2"/>Thread.new do</text:p>
      <text:p text:style-name="P130"><text:s text:c="4"/>while true</text:p>
      <text:p text:style-name="P130"><text:s text:c="6"/>batch = take_batch(synchronous_queue, batch_size, batch_delay)</text:p>
      <text:p text:style-name="P130"><text:s text:c="6"/>output_batch(filter_batch(batch))</text:p>
      <text:p text:style-name="P130"><text:s text:c="4"/>end</text:p>
      <text:p text:style-name="P130"><text:s text:c="2"/>end</text:p>
      <text:p text:style-name="P130">end</text:p>
      <text:p text:style-name="P157">wait_for_threads_to_terminate()</text:p>
      <text:p text:style-name="P72">Hi ha tres opcions configurables a la tubería:</text:p>
      <text:p text:style-name="P59">--pip<text:span text:style-name="T20">eline-workers, --pipeline-batch-size, and –pipeline-batch-delay</text:span></text:p>
      <text:p text:style-name="P65"/>
      <text:p text:style-name="P65">--pipeline-workers o -w: <text:span text:style-name="T18">Determina cuants subprocesos s'executen durant el filtratge I l'output. Si els events son backups o el procesador no està saturat convindría aumentar aquest parametre els valors son números enters positius. </text:span></text:p>
      <text:p text:style-name="P65"><text:soft-page-break/></text:p>
      <text:p text:style-name="P56"><text:span text:style-name="Source_20_Text"><text:span text:style-name="T21">--pipeline-batch-size o -b: </text:span></text:span><text:span text:style-name="Source_20_Text"><text:span text:style-name="T19">Defineix el número màxim d'events en un subproces de treball individual que recull abans de intentar executar els filters I outputs. </text:span></text:span></text:p>
      <text:p text:style-name="P57"><text:span text:style-name="Source_20_Text"><text:span text:style-name="T19">Generalment son mes eficients els lots de gran tamany, tot I que aumenten la sobrecàrrega de memòria.</text:span></text:span></text:p>
      <text:p text:style-name="P57"><text:span text:style-name="Source_20_Text"><text:span text:style-name="T19">L'ouput elasticsearch emet grans cantitats de solicituds per cada lor rebut, Amb -b es pot ajustar la mida de les peticions enviades a Elastic.</text:span></text:span></text:p>
      <text:p text:style-name="P59"/>
      <text:p text:style-name="P60">--pipeline-batch-delay: <text:span text:style-name="T18">No s'acostuma a necesitar modificar-la. Es la quantitat màxima de temps en milisegons que que logstash espera per rebre nous missatges després de rebre un event en el subproces de treball de la actual tubería. Després d'aquest temps, logstash comença a executar filters I outputs. </text:span></text:p>
      <text:p text:style-name="P60"/>
      <text:h text:style-name="P194" text:outline-level="4"><text:bookmark text:name="_notes_on_pipeline_configuration_and_performance"/>Notes on Pipeline Configuration and Performance</text:h>
      <text:p text:style-name="P187"><text:a xlink:type="simple" xlink:href="https://www.elastic.co/guide/en/logstash/current/pipeline.html#_notes_on_pipeline_configuration_and_performance"><text:span text:style-name="T4">https://www.elastic.co/guide/en/logstash/current/pipeline.html#_notes_on_pipeline_configuration_and_performance</text:span></text:a></text:p>
      <text:p text:style-name="P190">El número total d'events inflight es determina per les opcions explicades anteriorment, aquest producte es coneix com el count flight. </text:p>
      <text:p text:style-name="P189"/>
      <text:p text:style-name="P73"/>
      <text:p text:style-name="P23"/>
      <text:p text:style-name="P100"/>
      <text:p text:style-name="P100">Elasticsearch:</text:p>
      <text:p text:style-name="P10"><text:a xlink:type="simple" xlink:href="https://www.elastic.co/guide/en/elasticsearch/reference/current/index.html"><text:span text:style-name="T24">https://www.elastic.co/guide/en/elasticsearch/reference/current/index.html</text:span></text:a></text:p>
      <text:p text:style-name="P92"><text:a xlink:type="simple" xlink:href="https://www.adictosaltrabajo.com/tutoriales/integracion-de-elasticsearch-con-spring-mysql/"><text:span text:style-name="T4">https://www.adictosaltrabajo.com/tutoriales/integracion-de-elasticsearch-con-spring-mysql/</text:span></text:a></text:p>
      <text:p text:style-name="P104"/>
      <text:p text:style-name="P104">Estructura Ordres:</text:p>
      <text:p text:style-name="P132">curl -X&lt;REST Verb&gt; &lt;Node&gt;:&lt;Port&gt;/&lt;Index&gt;/&lt;Type&gt;/&lt;ID&gt;</text:p>
      <text:p text:style-name="P104"><text:s/></text:p>
      <text:p text:style-name="P74">Es un servidor de busqueda basado en apache.</text:p>
      <text:p text:style-name="P74">Para ser usado necesitamos tener instalada una versión reciente java, preferiblemente la última.</text:p>
      <text:p text:style-name="P33"/>
      <text:p text:style-name="P116">See version:</text:p>
      <text:p text:style-name="P64">curl -XGET 'localhost:9200'</text:p>
      <text:p text:style-name="P33"/>
      <text:p text:style-name="P34">Interficie gràfica:</text:p>
      <text:p text:style-name="P62">ln -s /usr/share/elasticsearch/bin/plugin /bin/plugin </text:p>
      <text:p text:style-name="P62">plugin -install mobz/elasticsearch-head </text:p>
      <text:p text:style-name="P34"><text:a xlink:type="simple" xlink:href="http://localhost:9200/_plugin/head/">http://localhost:9200/_plugin/head/</text:a></text:p>
      <text:p text:style-name="P35"/>
      <text:p text:style-name="P54">Conceptos básicos:</text:p>
      <text:p text:style-name="P36"/>
      <text:p text:style-name="P36">-<text:span text:style-name="T13">Clúster:</text:span> Un grupo de uno o más nodos (servers), el nombre del cluster por defecto es <text:span text:style-name="T13">elasticsearch.</text:span></text:p>
      <text:p text:style-name="P40"/>
      <text:p text:style-name="P40">-Node: <text:span text:style-name="T15">Un node que forma part del cluster, almacena los datos y participa en las capacidades de indexación y búsqueda del clúster. Se identifica por un nombre. Se pueden unir a un cluster </text:span><text:soft-page-break/><text:span text:style-name="T15">concreto a través del nombre del cluster. Por defecto, estos se uniran al cluster llamado elasticsearch.</text:span></text:p>
      <text:p text:style-name="P40"/>
      <text:p text:style-name="P40"><text:span text:style-name="T15">-</text:span>Index: <text:span text:style-name="T15">Un index es un conjunto de docs con características similares. Ejemplo de tres indices: (Datos cliente, catálogo de productos, datos de pedido).</text:span></text:p>
      <text:p text:style-name="P36">Un index se identifica por un nombre, el cual debe estar en mayúsculas.</text:p>
      <text:p text:style-name="P40"/>
      <text:p text:style-name="P40"><text:span text:style-name="T15">-</text:span><text:span text:style-name="T25">Type: </text:span><text:span text:style-name="T16">D'entro de cada index, se pueden definir varias types, un type es una categoría/partición lógica de su index. Se utiliza para un conjunto de documentos con claras similitudes.</text:span></text:p>
      <text:p text:style-name="P40"/>
      <text:p text:style-name="P40"><text:span text:style-name="T16">-</text:span><text:span text:style-name="T25">Documento: </text:span><text:span text:style-name="T16">Unidad básica de información que puede ser indexada. Se expresa en JSON.Un documento se tiene que indexar/asignar a un type dentro de un index.</text:span></text:p>
      <text:p text:style-name="P40"/>
      <text:p text:style-name="P40"><text:span text:style-name="T16">-</text:span><text:span text:style-name="T25">Shards and replicas: </text:span><text:span text:style-name="T16">Un index puede contener mucha información, excediendo los límites de un solo nodo, por eso elasticsearch, puede dividir este index I almacenar-lo en varios nodos. El resultado es que cada fragmento representa un index completamente funcional e independiente.</text:span></text:p>
      <text:p text:style-name="P41"><text:span text:style-name="T16">E</text:span><text:span text:style-name="T15">sto también aumenta el rendimiento.</text:span></text:p>
      <text:p text:style-name="P41"/>
      <text:p text:style-name="P52">Cluster Health:</text:p>
      <text:p text:style-name="P29">Utilitzaremos curls para interactuar con elasticsearch, pero podemos utilizar cualquier herramienta que nos permita hacer llamadas HTTP / REST.</text:p>
      <text:p text:style-name="P29"/>
      <text:p text:style-name="P29">Ahora ejecutaremos una orden para recibir información básica del cluster, como el nombre, número de nodos, status...</text:p>
      <text:p text:style-name="P61">curl 'localhost:9200/_cat/health?v' </text:p>
      <text:p text:style-name="P29"/>
      <text:p text:style-name="P29">El state puede tener tres estados:</text:p>
      <text:p text:style-name="P29">green: Todo correcto (Completamente funcional)</text:p>
      <text:p text:style-name="P29">yellow: Todos los datos están disponibles pero hay algunas replicas sin assignar, (Completamente funcional)</text:p>
      <text:p text:style-name="P29">red: Algunos datos no están disponibles. (Parcialmente funcional)</text:p>
      <text:p text:style-name="P29"/>
      <text:p text:style-name="P29">Llista de nodes del cluster:</text:p>
      <text:p text:style-name="P63">curl 'localhost:9200/_cat/nodes?v'</text:p>
      <text:p text:style-name="P63"/>
      <text:p text:style-name="P113">List All Indices: </text:p>
      <text:p text:style-name="P115"><text:a xlink:type="simple" xlink:href="https://www.elastic.co/guide/en/elasticsearch/reference/current/_list_all_indices.html">https://www.elastic.co/guide/en/elasticsearch/reference/current/_list_all_indices.html</text:a></text:p>
      <text:p text:style-name="P115"/>
      <text:p text:style-name="P114">Lista los indices de elasticsearch:</text:p>
      <text:p text:style-name="P129">curl 'localhost:9200/_cat/indices?v'</text:p>
      <text:p text:style-name="P66"/>
      <text:p text:style-name="P53">Create an index:</text:p>
      <text:p text:style-name="P37"><text:a xlink:type="simple" xlink:href="https://www.elastic.co/guide/en/elasticsearch/reference/current/_create_an_index.html">https://www.elastic.co/guide/en/elasticsearch/reference/current/_create_an_index.html</text:a></text:p>
      <text:p text:style-name="P37"/>
      <text:p text:style-name="P117">Crear index anomenat “alumne”:</text:p>
      <text:p text:style-name="P117"/>
      <text:p text:style-name="P124">curl -XPUT 'localhost:9200/alumno?pretty'</text:p>
      <text:p text:style-name="P139"/>
      <text:p text:style-name="P139">I si tornem a llistar-los veurem que apareix el nou index de nom “alumno”</text:p>
      <text:p text:style-name="P139">“<text:span text:style-name="T30">pretty” fa que es mostri la sortida en format JSON ben tabulat.</text:span></text:p>
      <text:p text:style-name="P139"/>
      <text:p text:style-name="P140">El health del index serà yellow, ja que per defecte elasticsearch crea una replica, I al tenir nomes un <text:soft-page-break/>node al cluster aquesta no pot ser assignada. Si aquesta s'asignes, el health sería green.</text:p>
      <text:p text:style-name="P140"/>
      <text:p text:style-name="P147">Index and query a document</text:p>
      <text:p text:style-name="P143"/>
      <text:p text:style-name="P144">Introduir dades al nostre index:</text:p>
      <text:p text:style-name="P144"/>
      <text:p text:style-name="P131">curl -XPUT 'localhost:9200/customer/external/1?pretty' -d '</text:p>
      <text:p text:style-name="P127">{</text:p>
      <text:p text:style-name="P127"><text:s text:c="2"/>"name": "<text:span text:style-name="T31">Kevin Ramos</text:span>"</text:p>
      <text:p text:style-name="P156">}'</text:p>
      <text:p text:style-name="P141">Ara al consultar l'index veiem que apareix la entrada afegida:</text:p>
      <text:p text:style-name="P132"/>
      <text:p text:style-name="P131">curl -XGET 'localhost:9200/customer/external/1?pretty'</text:p>
      <text:p text:style-name="P139"/>
      <text:p text:style-name="P148">Delete an Index</text:p>
      <text:p text:style-name="P145"/>
      <text:p text:style-name="P145">Per esborrar un index:</text:p>
      <text:p text:style-name="P134">curl -XDELETE 'localhost:9200/customer?pretty'</text:p>
      <text:p text:style-name="P134"/>
      <text:p text:style-name="P149">Modifying your data</text:p>
      <text:p text:style-name="P142">Elasticsearch, ofereix manipulació de dades en real time, pot haver un interval d'1 segon des de que s'indexen, modifiquen o borren les dades fins que apareixen a la consulta.</text:p>
      <text:p text:style-name="P142"/>
      <text:p text:style-name="P146">Indexing/replacing documents</text:p>
      <text:p text:style-name="P142"/>
      <text:p text:style-name="P142">Pots substituir index ja creats de la mateixa manera que es creen, introdueixes el id en la query “PUT”, I la key amb el value que substituira l'anterior:</text:p>
      <text:p text:style-name="P150"/>
      <text:p text:style-name="P133">curl -XPUT 'localhost:9200/customer/external/1?pretty' -d '</text:p>
      <text:p text:style-name="P136">{</text:p>
      <text:p text:style-name="P136"><text:s text:c="2"/>"name": "Jane Doe"</text:p>
      <text:p text:style-name="P162">}'</text:p>
      <text:p text:style-name="P176">Si es canvia el valor del id (de 1 a 2), aquest afegira una nova entrada:</text:p>
      <text:p text:style-name="P159">curl -XPUT 'localhost:9200/customer/external/2?pretty' -d '</text:p>
      <text:p text:style-name="P135">{</text:p>
      <text:p text:style-name="P135"><text:s text:c="2"/>"name": "Jane Doe"</text:p>
      <text:p text:style-name="P158">}'</text:p>
      <text:p text:style-name="P165">La part id es opcional, si utilitzem el metode POST, elasticsearch genera un id aleatori:</text:p>
      <text:p text:style-name="P159">curl -XPOST 'localhost:9200/customer/external?pretty' -d '</text:p>
      <text:p text:style-name="P135">{</text:p>
      <text:p text:style-name="P135"><text:s text:c="2"/>"name": "<text:span text:style-name="T32">Kevin Ramos</text:span>"</text:p>
      <text:p text:style-name="P158">}'</text:p>
      <text:p text:style-name="P165">GET:</text:p>
      <text:p text:style-name="P159"><text:soft-page-break/>curl -XGET 'localhost:9200/customer/external/<text:span text:style-name="T13">AVSFazSAW04LUiSIHd1e</text:span>?pretty' </text:p>
      <text:p text:style-name="P159">{ </text:p>
      <text:p text:style-name="P159"><text:s text:c="2"/>"_index" : "customer", </text:p>
      <text:p text:style-name="P159"><text:s text:c="2"/>"_type" : "external", </text:p>
      <text:p text:style-name="P159"><text:s/><text:span text:style-name="T13"><text:s/>"_id" : "AVSFazSAW04LUiSIHd1e", </text:span></text:p>
      <text:p text:style-name="P159"><text:s text:c="2"/>"_version" : 1, </text:p>
      <text:p text:style-name="P159"><text:s text:c="2"/>"found" : true, </text:p>
      <text:p text:style-name="P159"><text:s text:c="2"/>"_source" : { </text:p>
      <text:p text:style-name="P159"><text:s text:c="4"/>"name" : "Kevin Ramos" </text:p>
      <text:p text:style-name="P159"><text:s text:c="2"/>} </text:p>
      <text:p text:style-name="P159">} </text:p>
      <text:p text:style-name="P181">Updating Documents</text:p>
      <text:p text:style-name="P177">Elasticsearch també pot actualizar documents, hem de tenir en compte que cada cop que actualitzem un document, elasticsearch no realitza canvis en el doc que teníem, sino que l'elimina I crea un nou amb les modificacions.</text:p>
      <text:p text:style-name="P177">Exemple d'actualitzar:</text:p>
      <text:p text:style-name="P160">curl -XPOST 'localhost:9200/customer/external/1/_update?pretty' -d '</text:p>
      <text:p text:style-name="P127">{</text:p>
      <text:p text:style-name="P127"><text:s text:c="2"/>"doc": { "name": "Jane Doe", "age": 20 }</text:p>
      <text:p text:style-name="P156">}'</text:p>
      <text:p text:style-name="P167">Aquestes actualitzacions es poden dur a terme a traves de scripts.</text:p>
      <text:p text:style-name="P171">Scripting to elasticsearch:</text:p>
      <text:p text:style-name="P171"><text:a xlink:type="simple" xlink:href="https://www.elastic.co/guide/en/elasticsearch/reference/current/modules-scripting.html"><text:span text:style-name="T2">https://www.elastic.co/guide/en/elasticsearch/reference/current/modules-scripting.html</text:span></text:a></text:p>
      <text:p text:style-name="P174">Deleting data</text:p>
      <text:p text:style-name="P169">Elimina un document, el que te l'id 2</text:p>
      <text:p text:style-name="P167">curl -XDELETE 'localhost:9200/customer/external/2?pretty'</text:p>
      <text:p text:style-name="P184"><text:span text:style-name="T28">Amb el plugin </text:span><text:span text:style-name="Source_20_Text"><text:span text:style-name="T26">delete-by-query </text:span></text:span><text:span text:style-name="Source_20_Text"><text:span text:style-name="T29">es poden eliminar tots els docs que coincideixin amb una query.</text:span></text:span></text:p>
      <text:p text:style-name="P182">Batch Processing</text:p>
      <text:p text:style-name="P178"><text:soft-page-break/>Elasticsearch pot realitzar cualsevol de les anteriors tasques per “lots”, veiem un exemple:</text:p>
      <text:p text:style-name="P178">Creacó:</text:p>
      <text:p text:style-name="P163">curl -XPOST 'localhost:9200/customer/external/_bulk?pretty' -d '</text:p>
      <text:p text:style-name="P127">{"index":{"_id":"1"}}</text:p>
      <text:p text:style-name="P127">{"name": "John Doe" }</text:p>
      <text:p text:style-name="P127">{"index":{"_id":"2"}}</text:p>
      <text:p text:style-name="P127">{"name": "Jane Doe" }</text:p>
      <text:p text:style-name="P156">'</text:p>
      <text:p text:style-name="P166">Actualitzar I eliminar:</text:p>
      <text:p text:style-name="P164">curl -XPOST 'localhost:9200/customer/external/_bulk?pretty' -d '</text:p>
      <text:p text:style-name="P127">{"update":{"_id":"1"}}</text:p>
      <text:p text:style-name="P127">{"doc": { "name": "John Doe becomes Jane Doe" } }</text:p>
      <text:p text:style-name="P127">{"delete":{"_id":"2"}}</text:p>
      <text:p text:style-name="P156">'</text:p>
      <text:p text:style-name="P172">Exploring your data</text:p>
      <text:p text:style-name="P173"><text:a xlink:type="simple" xlink:href="https://www.elastic.co/guide/en/elasticsearch/reference/current/_exploring_your_data.html#_loading_the_sample_dataset"><text:span text:style-name="T2">https://www.elastic.co/guide/en/elasticsearch/reference/current/_exploring_your_data.html#_loading_the_sample_dataset</text:span></text:a></text:p>
      <text:p text:style-name="P168">Creem un fitxer json amb dades d'exemple (accounts.json)</text:p>
      <text:p text:style-name="P161">curl -XPOST 'localhost:9200/bank/account/_bulk?pretty' --data-binary "@accounts.json"</text:p>
      <text:p text:style-name="P170">Ara hem creat un nou index amb tota la informació del fitxer accounts.json.</text:p>
      <text:p text:style-name="P183">The search API</text:p>
      <text:p text:style-name="P179"/>
      <text:p text:style-name="P175"/>
      <text:p text:style-name="P183">Interficie grafica:</text:p>
      <text:p text:style-name="P180">Cal instalar el plugin “head”</text:p>
      <text:p text:style-name="P185"><text:a xlink:type="simple" xlink:href="http://localhost:9200/_plugin/head/"><text:span text:style-name="T22">http://localhost:9200/_plugin/head/</text:span></text:a></text:p>
      <text:p text:style-name="P185"/>
      <text:p text:style-name="P186">Docs:</text:p>
      <text:p text:style-name="P33">https://www.elastic.co/guide/index.html</text:p>
      <text:p text:style-name="P100"/>
      <text:p text:style-name="P26">Video tutorials:</text:p>
      <text:p text:style-name="P2"><text:a xlink:type="simple" xlink:href="https://info.elastic.co/2016-03-AB-Test-Getting-Started-ES_Video.html?aliId=41276384"><text:span text:style-name="T24">https://info.elastic.co/2016-03-AB-Test-Getting-Started-ES_Video.html?aliId=41276384</text:span></text:a></text:p>
      <text:p text:style-name="P2"><text:soft-page-break/><text:a xlink:type="simple" xlink:href="https://www.elastic.co/webinars/elasticsearch-2-0-overview?baymax=rtp&amp;storm=cta1&amp;elektra=dlthankyou&amp;iesrc=ctr"><text:span text:style-name="T24">https://www.elastic.co/webinars/elasticsearch-2-0-overview?baymax=rtp&amp;storm=cta1&amp;elektra=dlthankyou&amp;iesrc=ctr</text:span></text:a></text:p>
      <text:p text:style-name="P26"/>
      <text:p text:style-name="P19">Install:</text:p>
      <text:p text:style-name="P5"><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17"/>
      <text:p text:style-name="P26">port 9200</text:p>
      <text:p text:style-name="P12"/>
      <text:p text:style-name="P27">Tutorial:</text:p>
      <text:p text:style-name="P3"><text:a xlink:type="simple" xlink:href="https://www.adictosaltrabajo.com/tutoriales/primeros-pasos-elasticsearch/"><text:span text:style-name="T24">https://www.adictosaltrabajo.com/tutoriales/primeros-pasos-elasticsearch/</text:span></text:a></text:p>
      <text:p text:style-name="P27"/>
      <text:p text:style-name="P19"/>
      <text:p text:style-name="P102">Kibana:</text:p>
      <text:p text:style-name="P6"><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28"/>
      <text:p text:style-name="P137">rpm --import https://packages.elastic.co/GPG-KEY-elasticsearch</text:p>
      <text:p text:style-name="P137"/>
      <text:p text:style-name="P151"><text:span text:style-name="T27">vim </text:span><text:span text:style-name="Source_20_Text"><text:span text:style-name="T26">/etc/yum.repos.d/</text:span></text:span><text:span text:style-name="Source_20_Text"><text:span text:style-name="T27">kibana.repo</text:span></text:span></text:p>
      <text:p text:style-name="P137"/>
      <text:p text:style-name="P137">[kibana-4.5]</text:p>
      <text:p text:style-name="P127">name=Kibana repository for 4.5.x packages</text:p>
      <text:p text:style-name="P127">baseurl=http://packages.elastic.co/kibana/4.5/centos</text:p>
      <text:p text:style-name="P127">gpgcheck=1</text:p>
      <text:p text:style-name="P127">gpgkey=http://packages.elastic.co/GPG-KEY-elasticsearch</text:p>
      <text:p text:style-name="P156">enabled=1</text:p>
      <text:p text:style-name="P137">yum install kibana</text:p>
      <text:p text:style-name="P137"/>
      <text:p text:style-name="P137">chkconfig --add kibana</text:p>
      <text:p text:style-name="P137"/>
      <text:p text:style-name="P138">systemctl start kibana</text:p>
      <text:p text:style-name="P151"/>
      <text:p text:style-name="P87">Kibana es una plataforma d'anailisis I visualització, disenyat per treballar amb elasticsearch.</text:p>
      <text:p text:style-name="P87">Utilitza els index d'elasticsearch.</text:p>
      <text:p text:style-name="P87">La seva interficie està al navegador.</text:p>
      <text:p text:style-name="P87"/>
      <text:p text:style-name="P88">PORT: 5601</text:p>
      <text:p text:style-name="P87"/>
      <text:p text:style-name="P30"/>
      <text:p text:style-name="P103">ELK</text:p>
      <text:p text:style-name="P93"><text:a xlink:type="simple" xlink:href="http://elmanytas.es/?q=node/318">http://elmanytas.es/?q=node/318</text:a><text:span text:style-name="T4"> part 1</text:span></text:p>
      <text:p text:style-name="P103"/>
      <text:p text:style-name="P31">DOCKER:</text:p>
      <text:p text:style-name="P31">Veure IP de un contenidor</text:p>
      <text:p text:style-name="P31">docker inspect --format='{{.NetworkSettings.IPAddress}}' cont-elast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2:07:50.995368063</meta:creation-date>
    <dc:date>2016-05-18T20:32:41.761233404</dc:date>
    <meta:editing-duration>PT12H7M13S</meta:editing-duration>
    <meta:editing-cycles>30</meta:editing-cycles>
    <meta:generator>LibreOffice/4.2.8.2$Linux_X86_64 LibreOffice_project/420$Build-2</meta:generator>
    <dc:creator>kevin </dc:creator>
    <meta:document-statistic meta:table-count="0" meta:image-count="0" meta:object-count="0" meta:page-count="12" meta:paragraph-count="355" meta:word-count="2507" meta:character-count="19545" meta:non-whitespace-character-count="17168"/>
  </office:meta>
</office:document-meta>
</file>